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0e3c8" officeooo:paragraph-rsid="0020e3c8"/>
    </style:style>
    <style:style style:name="P2" style:family="paragraph" style:parent-style-name="Footnote">
      <style:paragraph-properties fo:text-align="start" style:justify-single-word="false"/>
      <style:text-properties officeooo:rsid="0020e3c8" officeooo:paragraph-rsid="0020e3c8"/>
    </style:style>
    <style:style style:name="P3" style:family="paragraph" style:parent-style-name="Footnote">
      <style:text-properties officeooo:rsid="00214750" officeooo:paragraph-rsid="00214750"/>
    </style:style>
    <style:style style:name="P4" style:family="paragraph" style:parent-style-name="Footnote">
      <style:text-properties officeooo:rsid="00232c35" officeooo:paragraph-rsid="00232c35"/>
    </style:style>
    <style:style style:name="P5" style:family="paragraph" style:parent-style-name="Footnote">
      <style:text-properties officeooo:rsid="00270e16" officeooo:paragraph-rsid="00270e16"/>
    </style:style>
    <style:style style:name="P6" style:family="paragraph" style:parent-style-name="Footnote">
      <style:text-properties officeooo:rsid="00288181" officeooo:paragraph-rsid="00288181"/>
    </style:style>
    <style:style style:name="P7" style:family="paragraph" style:parent-style-name="Footnote">
      <style:text-properties fo:background-color="#ffff00"/>
    </style:style>
    <style:style style:name="P8" style:family="paragraph" style:parent-style-name="Footnote">
      <style:text-properties officeooo:rsid="002a4d94" officeooo:paragraph-rsid="002a4d94" fo:background-color="#ffff00"/>
    </style:style>
    <style:style style:name="P9" style:family="paragraph" style:parent-style-name="Footnote">
      <style:text-properties officeooo:rsid="002a558d" officeooo:paragraph-rsid="002a558d"/>
    </style:style>
    <style:style style:name="P10" style:family="paragraph" style:parent-style-name="Footnote">
      <style:text-properties officeooo:rsid="002f1c69" officeooo:paragraph-rsid="002f1c69"/>
    </style:style>
    <style:style style:name="P11" style:family="paragraph" style:parent-style-name="Footnote">
      <style:text-properties officeooo:rsid="00362764" officeooo:paragraph-rsid="00362764"/>
    </style:style>
    <style:style style:name="P12" style:family="paragraph" style:parent-style-name="Footnote">
      <style:text-properties officeooo:rsid="00362764" officeooo:paragraph-rsid="0036542d"/>
    </style:style>
    <style:style style:name="P13" style:family="paragraph" style:parent-style-name="Footnote">
      <style:text-properties officeooo:rsid="00251827" officeooo:paragraph-rsid="00251827"/>
    </style:style>
    <style:style style:name="P14" style:family="paragraph" style:parent-style-name="Footnote">
      <style:paragraph-properties fo:text-align="justify" style:justify-single-word="false"/>
      <style:text-properties officeooo:paragraph-rsid="003f1acc"/>
    </style:style>
    <style:style style:name="P15" style:family="paragraph" style:parent-style-name="Footnote">
      <style:text-properties style:text-underline-style="solid" style:text-underline-width="auto" style:text-underline-color="font-color" officeooo:rsid="00288181" officeooo:paragraph-rsid="00288181" fo:background-color="#ffff00"/>
    </style:style>
    <style:style style:name="P16" style:family="paragraph" style:parent-style-name="Footnote">
      <style:text-properties fo:font-style="normal" officeooo:rsid="00232c35" officeooo:paragraph-rsid="00214750" style:font-style-asian="normal" style:font-style-complex="normal"/>
    </style:style>
    <style:style style:name="P17" style:family="paragraph" style:parent-style-name="Footnote">
      <style:text-properties fo:font-style="normal" officeooo:rsid="00251827" officeooo:paragraph-rsid="00251827" style:font-style-asian="normal" style:font-style-complex="normal"/>
    </style:style>
    <style:style style:name="P18" style:family="paragraph" style:parent-style-name="Footnote">
      <style:text-properties fo:font-style="normal" officeooo:rsid="00270e16" officeooo:paragraph-rsid="00270e16" style:font-style-asian="normal" style:font-style-complex="normal"/>
    </style:style>
    <style:style style:name="P19" style:family="paragraph" style:parent-style-name="Footnote">
      <style:text-properties fo:font-style="normal" officeooo:rsid="002a558d" officeooo:paragraph-rsid="002a558d" style:font-style-asian="normal" style:font-style-complex="normal"/>
    </style:style>
    <style:style style:name="P20" style:family="paragraph" style:parent-style-name="Footnote">
      <style:text-properties fo:font-style="normal" officeooo:rsid="00217ef5" style:font-style-asian="normal" style:font-style-complex="normal"/>
    </style:style>
    <style:style style:name="P21" style:family="paragraph" style:parent-style-name="Footnote">
      <style:text-properties fo:font-style="normal" officeooo:rsid="00217ef5" officeooo:paragraph-rsid="00329f34" style:font-style-asian="normal" style:font-style-complex="normal"/>
    </style:style>
    <style:style style:name="P22" style:family="paragraph" style:parent-style-name="Footnote">
      <style:text-properties fo:font-style="normal" officeooo:rsid="0034a394" officeooo:paragraph-rsid="00412184" fo:background-color="#ffff00" style:font-style-asian="normal" style:font-style-complex="normal"/>
    </style:style>
    <style:style style:name="P23" style:family="paragraph" style:parent-style-name="Footnote">
      <style:text-properties fo:font-style="normal" officeooo:rsid="00788570" fo:background-color="#ffff00" style:font-style-asian="normal" style:font-style-complex="normal"/>
    </style:style>
    <style:style style:name="P24" style:family="paragraph" style:parent-style-name="Footnote">
      <style:text-properties officeooo:rsid="004d546d" officeooo:paragraph-rsid="004d546d"/>
    </style:style>
    <style:style style:name="P25" style:family="paragraph" style:parent-style-name="Footnote">
      <style:text-properties fo:font-style="italic" officeooo:rsid="005ab99e" officeooo:paragraph-rsid="005ab99e" style:font-style-asian="italic" style:font-style-complex="italic"/>
    </style:style>
    <style:style style:name="P26" style:family="paragraph" style:parent-style-name="Footnote">
      <style:text-properties fo:font-style="italic" officeooo:rsid="006e080d" officeooo:paragraph-rsid="006e080d" fo:background-color="#ffff00" style:font-style-asian="italic" style:font-style-complex="italic"/>
    </style:style>
    <style:style style:name="P27" style:family="paragraph" style:parent-style-name="Footnote">
      <style:text-properties officeooo:paragraph-rsid="00412184"/>
    </style:style>
    <style:style style:name="P28" style:family="paragraph" style:parent-style-name="Footnote">
      <style:text-properties officeooo:rsid="006808ce" officeooo:paragraph-rsid="006808ce"/>
    </style:style>
    <style:style style:name="P29" style:family="paragraph" style:parent-style-name="Footnote">
      <style:text-properties officeooo:rsid="0068f6bb" officeooo:paragraph-rsid="0068f6bb"/>
    </style:style>
    <style:style style:name="P30" style:family="paragraph" style:parent-style-name="Footnote">
      <style:text-properties officeooo:rsid="0028a48f" officeooo:paragraph-rsid="0028a48f"/>
    </style:style>
    <style:style style:name="P31" style:family="paragraph" style:parent-style-name="Footnote">
      <style:text-properties officeooo:rsid="0050ccb8" officeooo:paragraph-rsid="0050ccb8"/>
    </style:style>
    <style:style style:name="P32" style:family="paragraph" style:parent-style-name="Footnote">
      <style:text-properties officeooo:rsid="006dfa05" officeooo:paragraph-rsid="006dfa05"/>
    </style:style>
    <style:style style:name="P33" style:family="paragraph" style:parent-style-name="Footnote">
      <style:text-properties officeooo:paragraph-rsid="004df9d6"/>
    </style:style>
    <style:style style:name="P34" style:family="paragraph" style:parent-style-name="Footnote">
      <style:text-properties officeooo:rsid="0076f0fc" officeooo:paragraph-rsid="0076f0fc"/>
    </style:style>
    <style:style style:name="P35" style:family="paragraph" style:parent-style-name="Footnote">
      <style:text-properties officeooo:rsid="00788570" officeooo:paragraph-rsid="00788570"/>
    </style:style>
    <style:style style:name="P36" style:family="paragraph" style:parent-style-name="Footnote">
      <style:text-properties officeooo:paragraph-rsid="00788570"/>
    </style:style>
    <style:style style:name="P37" style:family="paragraph" style:parent-style-name="Footnote">
      <style:text-properties officeooo:rsid="00471921" officeooo:paragraph-rsid="00788570" fo:background-color="transparent"/>
    </style:style>
    <style:style style:name="P38" style:family="paragraph" style:parent-style-name="Footnote">
      <style:text-properties officeooo:rsid="007e24fe" officeooo:paragraph-rsid="007e24fe"/>
    </style:style>
    <style:style style:name="P39"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40" style:family="paragraph" style:parent-style-name="Standard">
      <style:paragraph-properties fo:line-height="150%" fo:text-align="justify" style:justify-single-word="false" fo:hyphenation-ladder-count="no-limit" style:shadow="none"/>
      <style:text-properties officeooo:rsid="002007c6" officeooo:paragraph-rsid="007e24fe" fo:hyphenate="true" fo:hyphenation-remain-char-count="2" fo:hyphenation-push-char-count="2"/>
    </style:style>
    <style:style style:name="P41"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42"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43"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9a53d" style:font-size-asian="12pt" style:font-size-complex="12pt" fo:hyphenate="true" fo:hyphenation-remain-char-count="2" fo:hyphenation-push-char-count="2"/>
    </style:style>
    <style:style style:name="P44"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45"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dfa05" style:font-size-asian="12pt" style:font-size-complex="12pt" fo:hyphenate="true" fo:hyphenation-remain-char-count="2" fo:hyphenation-push-char-count="2"/>
    </style:style>
    <style:style style:name="P46"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7846ee" style:font-size-asian="12pt" style:font-size-complex="12pt"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7a1bad" style:font-size-asian="12pt" style:font-size-complex="12pt" fo:hyphenate="true" fo:hyphenation-remain-char-count="2" fo:hyphenation-push-char-count="2"/>
    </style:style>
    <style:style style:name="P49"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50"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6906d1" style:font-size-asian="12pt" style:font-size-complex="12pt" fo:hyphenate="true" fo:hyphenation-remain-char-count="2" fo:hyphenation-push-char-count="2"/>
    </style:style>
    <style:style style:name="P51" style:family="paragraph" style:parent-style-name="Text_20_body">
      <style:paragraph-properties fo:line-height="150%" fo:text-align="justify" style:justify-single-word="false" fo:hyphenation-ladder-count="no-limit" style:shadow="none"/>
      <style:text-properties style:font-name="Liberation Serif" fo:font-size="12pt" officeooo:rsid="004658e2" officeooo:paragraph-rsid="006906d1" style:font-size-asian="12pt" style:font-size-complex="12pt" fo:hyphenate="true" fo:hyphenation-remain-char-count="2" fo:hyphenation-push-char-count="2"/>
    </style:style>
    <style:style style:name="P52" style:family="paragraph" style:parent-style-name="Text_20_body">
      <style:paragraph-properties fo:line-height="150%" fo:text-align="justify" style:justify-single-word="false" fo:hyphenation-ladder-count="no-limit" style:shadow="none"/>
      <style:text-properties style:font-name="Liberation Serif" fo:font-size="12pt" officeooo:rsid="0069a53d" officeooo:paragraph-rsid="0069a53d" style:font-size-asian="12pt" style:font-size-complex="12pt" fo:hyphenate="true" fo:hyphenation-remain-char-count="2" fo:hyphenation-push-char-count="2"/>
    </style:style>
    <style:style style:name="P53"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6e080d" style:font-size-asian="12pt" style:font-size-complex="12pt" fo:hyphenate="true" fo:hyphenation-remain-char-count="2" fo:hyphenation-push-char-count="2"/>
    </style:style>
    <style:style style:name="P54"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88570" style:font-size-asian="12pt" style:font-size-complex="12pt" fo:hyphenate="true" fo:hyphenation-remain-char-count="2" fo:hyphenation-push-char-count="2"/>
    </style:style>
    <style:style style:name="P55"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a1bad" style:font-size-asian="12pt" style:font-size-complex="12pt" fo:hyphenate="true" fo:hyphenation-remain-char-count="2" fo:hyphenation-push-char-count="2"/>
    </style:style>
    <style:style style:name="P56"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aad42" style:font-size-asian="12pt" style:font-size-complex="12pt" fo:hyphenate="true" fo:hyphenation-remain-char-count="2" fo:hyphenation-push-char-count="2"/>
    </style:style>
    <style:style style:name="P57" style:family="paragraph" style:parent-style-name="Text_20_body">
      <style:paragraph-properties fo:line-height="150%" fo:text-align="justify" style:justify-single-word="false" fo:hyphenation-ladder-count="no-limit" style:shadow="none"/>
      <style:text-properties style:font-name="Liberation Serif" fo:font-size="12pt" officeooo:rsid="006ea8da" officeooo:paragraph-rsid="00788570" style:font-size-asian="12pt" style:font-size-complex="12pt" fo:hyphenate="true" fo:hyphenation-remain-char-count="2" fo:hyphenation-push-char-count="2"/>
    </style:style>
    <style:style style:name="P58"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59"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60" style:family="paragraph" style:parent-style-name="Text_20_body">
      <style:paragraph-properties fo:line-height="15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61"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7aad42" fo:background-color="#ffff00" style:font-size-asian="13pt" style:font-size-complex="13pt" fo:hyphenate="true" fo:hyphenation-remain-char-count="2" fo:hyphenation-push-char-count="2"/>
    </style:style>
    <style:style style:name="P62"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63"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64"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65" style:family="paragraph" style:parent-style-name="Text_20_body">
      <style:paragraph-properties fo:line-height="150%" fo:text-align="justify" style:justify-single-word="false" fo:hyphenation-ladder-count="no-limit" style:shadow="none"/>
      <style:text-properties fo:font-size="10.5pt" fo:language="fr" fo:country="FR" officeooo:rsid="001133b5" officeooo:paragraph-rsid="003a8c62" style:font-size-asian="10.5pt" style:language-asian="zxx" style:country-asian="none" style:font-size-complex="10.5pt" style:language-complex="zxx" style:country-complex="none" fo:hyphenate="true" fo:hyphenation-remain-char-count="2" fo:hyphenation-push-char-count="2"/>
    </style:style>
    <style:style style:name="P66"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67"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68"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69"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5ecc5c" officeooo:paragraph-rsid="0064094b" fo:hyphenate="true" fo:hyphenation-remain-char-count="2" fo:hyphenation-push-char-count="2"/>
    </style:style>
    <style:style style:name="P70"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officeooo:rsid="00611a14" officeooo:paragraph-rsid="00611a14" style:font-style-asian="italic" style:font-style-complex="italic" fo:hyphenate="true" fo:hyphenation-remain-char-count="2" fo:hyphenation-push-char-count="2"/>
    </style:style>
    <style:style style:name="P71"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611a14" officeooo:paragraph-rsid="00611a14" fo:hyphenate="true" fo:hyphenation-remain-char-count="2" fo:hyphenation-push-char-count="2"/>
    </style:style>
    <style:style style:name="P72"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normal" officeooo:rsid="00788570" officeooo:paragraph-rsid="00788570" style:font-style-asian="normal" style:font-style-complex="normal" fo:hyphenate="true" fo:hyphenation-remain-char-count="2" fo:hyphenation-push-char-count="2"/>
    </style:style>
    <style:style style:name="P73"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74"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75"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66842d" officeooo:paragraph-rsid="0066842d" style:font-weight-asian="bold" style:font-weight-complex="bold" fo:hyphenate="true" fo:hyphenation-remain-char-count="2" fo:hyphenation-push-char-count="2"/>
    </style:style>
    <style:style style:name="P76"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77"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78"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79"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80" style:family="paragraph" style:parent-style-name="Text_20_body">
      <style:paragraph-properties fo:line-height="150%" fo:text-align="justify" style:justify-single-word="false" fo:hyphenation-ladder-count="no-limit"/>
      <style:text-properties officeooo:paragraph-rsid="00611a14" fo:hyphenate="true" fo:hyphenation-remain-char-count="2" fo:hyphenation-push-char-count="2"/>
    </style:style>
    <style:style style:name="P81" style:family="paragraph" style:parent-style-name="Text_20_body">
      <style:paragraph-properties fo:line-height="150%" fo:text-align="justify" style:justify-single-word="false" fo:hyphenation-ladder-count="no-limit"/>
      <style:text-properties officeooo:paragraph-rsid="007aad42" fo:hyphenate="true" fo:hyphenation-remain-char-count="2" fo:hyphenation-push-char-count="2"/>
    </style:style>
    <style:style style:name="P82" style:family="paragraph" style:parent-style-name="Text_20_body">
      <style:paragraph-properties fo:line-height="150%" fo:text-align="justify" style:justify-single-word="false" fo:hyphenation-ladder-count="no-limit"/>
      <style:text-properties officeooo:paragraph-rsid="007e24fe" fo:hyphenate="true" fo:hyphenation-remain-char-count="2" fo:hyphenation-push-char-count="2"/>
    </style:style>
    <style:style style:name="P83" style:family="paragraph" style:parent-style-name="Text_20_body">
      <style:paragraph-properties fo:line-height="150%" fo:text-align="justify" style:justify-single-word="false" fo:hyphenation-ladder-count="no-limit"/>
      <style:text-properties officeooo:rsid="0043e527" officeooo:paragraph-rsid="005570a4" fo:hyphenate="true" fo:hyphenation-remain-char-count="2" fo:hyphenation-push-char-count="2"/>
    </style:style>
    <style:style style:name="P84" style:family="paragraph" style:parent-style-name="Text_20_body">
      <style:paragraph-properties fo:line-height="150%" fo:text-align="justify" style:justify-single-word="false" fo:hyphenation-ladder-count="no-limit"/>
      <style:text-properties fo:font-style="normal" officeooo:rsid="004df9d6" officeooo:paragraph-rsid="005570a4" style:font-style-asian="normal" style:font-style-complex="normal" fo:hyphenate="true" fo:hyphenation-remain-char-count="2" fo:hyphenation-push-char-count="2"/>
    </style:style>
    <style:style style:name="P85" style:family="paragraph" style:parent-style-name="Text_20_body">
      <style:paragraph-properties fo:line-height="150%" fo:text-align="justify" style:justify-single-word="false" fo:hyphenation-ladder-count="no-limit"/>
      <style:text-properties officeooo:rsid="005ecc5c" officeooo:paragraph-rsid="005ecc5c" fo:hyphenate="true" fo:hyphenation-remain-char-count="2" fo:hyphenation-push-char-count="2"/>
    </style:style>
    <style:style style:name="P86" style:family="paragraph" style:parent-style-name="Text_20_body">
      <style:paragraph-properties fo:line-height="150%" fo:text-align="justify" style:justify-single-word="false" fo:hyphenation-ladder-count="no-limit"/>
      <style:text-properties officeooo:rsid="005ecc5c" officeooo:paragraph-rsid="0064094b" fo:hyphenate="true" fo:hyphenation-remain-char-count="2" fo:hyphenation-push-char-count="2"/>
    </style:style>
    <style:style style:name="P87" style:family="paragraph" style:parent-style-name="Text_20_body">
      <style:paragraph-properties fo:line-height="150%" fo:text-align="justify" style:justify-single-word="false" fo:hyphenation-ladder-count="no-limit"/>
      <style:text-properties fo:font-size="13pt" style:text-underline-style="solid" style:text-underline-width="auto" style:text-underline-color="font-color" fo:font-weight="bold" officeooo:rsid="005ecc5c" officeooo:paragraph-rsid="005ecc5c" style:font-size-asian="13pt" style:font-weight-asian="bold" style:font-size-complex="13pt" style:font-weight-complex="bold" fo:hyphenate="true" fo:hyphenation-remain-char-count="2" fo:hyphenation-push-char-count="2"/>
    </style:style>
    <style:style style:name="P88" style:family="paragraph" style:parent-style-name="Text_20_body">
      <style:paragraph-properties fo:line-height="150%" fo:text-align="justify" style:justify-single-word="false" fo:hyphenation-ladder-count="no-limit"/>
      <style:text-properties officeooo:rsid="006343d2" officeooo:paragraph-rsid="0064094b" fo:hyphenate="true" fo:hyphenation-remain-char-count="2" fo:hyphenation-push-char-count="2"/>
    </style:style>
    <style:style style:name="P89" style:family="paragraph" style:parent-style-name="Text_20_body">
      <style:paragraph-properties fo:line-height="150%" fo:text-align="justify" style:justify-single-word="false" fo:hyphenation-ladder-count="no-limit"/>
      <style:text-properties officeooo:rsid="0064094b" officeooo:paragraph-rsid="0064094b" fo:hyphenate="true" fo:hyphenation-remain-char-count="2" fo:hyphenation-push-char-count="2"/>
    </style:style>
    <style:style style:name="P90" style:family="paragraph" style:parent-style-name="Text_20_body">
      <style:paragraph-properties fo:line-height="150%" fo:text-align="justify" style:justify-single-word="false" fo:hyphenation-ladder-count="no-limit"/>
      <style:text-properties officeooo:rsid="0065407b" officeooo:paragraph-rsid="0065407b" fo:hyphenate="true" fo:hyphenation-remain-char-count="2" fo:hyphenation-push-char-count="2"/>
    </style:style>
    <style:style style:name="P91" style:family="paragraph" style:parent-style-name="Text_20_body">
      <style:paragraph-properties fo:line-height="150%" fo:text-align="justify" style:justify-single-word="false" fo:hyphenation-ladder-count="no-limit"/>
      <style:text-properties officeooo:rsid="0066261b" officeooo:paragraph-rsid="0066261b" fo:hyphenate="true" fo:hyphenation-remain-char-count="2" fo:hyphenation-push-char-count="2"/>
    </style:style>
    <style:style style:name="P92" style:family="paragraph" style:parent-style-name="Text_20_body">
      <style:paragraph-properties fo:line-height="150%" fo:text-align="justify" style:justify-single-word="false" fo:hyphenation-ladder-count="no-limit"/>
      <style:text-properties officeooo:rsid="0066261b" officeooo:paragraph-rsid="0066842d" fo:hyphenate="true" fo:hyphenation-remain-char-count="2" fo:hyphenation-push-char-count="2"/>
    </style:style>
    <style:style style:name="P93" style:family="paragraph" style:parent-style-name="Text_20_body">
      <style:paragraph-properties fo:line-height="150%" fo:text-align="justify" style:justify-single-word="false" fo:hyphenation-ladder-count="no-limit"/>
      <style:text-properties officeooo:rsid="0066261b" officeooo:paragraph-rsid="006bf7c5" fo:hyphenate="true" fo:hyphenation-remain-char-count="2" fo:hyphenation-push-char-count="2"/>
    </style:style>
    <style:style style:name="P94" style:family="paragraph" style:parent-style-name="Text_20_body">
      <style:paragraph-properties fo:line-height="150%" fo:text-align="justify" style:justify-single-word="false" fo:hyphenation-ladder-count="no-limit"/>
      <style:text-properties officeooo:rsid="0066261b" officeooo:paragraph-rsid="006d8400" fo:hyphenate="true" fo:hyphenation-remain-char-count="2" fo:hyphenation-push-char-count="2"/>
    </style:style>
    <style:style style:name="P95" style:family="paragraph" style:parent-style-name="Text_20_body">
      <style:paragraph-properties fo:line-height="150%" fo:text-align="justify" style:justify-single-word="false" fo:hyphenation-ladder-count="no-limit"/>
      <style:text-properties officeooo:rsid="005f2820" officeooo:paragraph-rsid="0064094b" fo:hyphenate="true" fo:hyphenation-remain-char-count="2" fo:hyphenation-push-char-count="2"/>
    </style:style>
    <style:style style:name="P96" style:family="paragraph" style:parent-style-name="Text_20_body">
      <style:paragraph-properties fo:line-height="150%" fo:text-align="justify" style:justify-single-word="false" fo:hyphenation-ladder-count="no-limit"/>
      <style:text-properties officeooo:rsid="005a05fd" officeooo:paragraph-rsid="005c5a84" fo:hyphenate="true" fo:hyphenation-remain-char-count="2" fo:hyphenation-push-char-count="2"/>
    </style:style>
    <style:style style:name="P97" style:family="paragraph" style:parent-style-name="Text_20_body">
      <style:paragraph-properties fo:line-height="150%" fo:text-align="justify" style:justify-single-word="false" fo:hyphenation-ladder-count="no-limit"/>
      <style:text-properties officeooo:rsid="006d8400" officeooo:paragraph-rsid="006d8400" fo:hyphenate="true" fo:hyphenation-remain-char-count="2" fo:hyphenation-push-char-count="2"/>
    </style:style>
    <style:style style:name="P98" style:family="paragraph" style:parent-style-name="Text_20_body">
      <style:paragraph-properties fo:line-height="150%" fo:text-align="justify" style:justify-single-word="false" fo:hyphenation-ladder-count="no-limit"/>
      <style:text-properties officeooo:rsid="006d8400" officeooo:paragraph-rsid="006eb179" fo:hyphenate="true" fo:hyphenation-remain-char-count="2" fo:hyphenation-push-char-count="2"/>
    </style:style>
    <style:style style:name="P99" style:family="paragraph" style:parent-style-name="Text_20_body">
      <style:paragraph-properties fo:text-align="justify" style:justify-single-word="false"/>
      <style:text-properties fo:language="fr" fo:country="FR" officeooo:rsid="000d711a" officeooo:paragraph-rsid="00722ccc" style:language-asian="zxx" style:country-asian="none" style:language-complex="zxx" style:country-complex="none"/>
    </style:style>
    <style:style style:name="P100" style:family="paragraph" style:parent-style-name="Text_20_body">
      <style:paragraph-properties fo:text-align="justify" style:justify-single-word="false"/>
      <style:text-properties fo:language="fr" fo:country="FR" fo:font-weight="bold" officeooo:rsid="000d711a" officeooo:paragraph-rsid="00722ccc" style:language-asian="zxx" style:country-asian="none" style:font-weight-asian="bold" style:language-complex="zxx" style:country-complex="none" style:font-weight-complex="bold"/>
    </style:style>
    <style:style style:name="P101" style:family="paragraph" style:parent-style-name="Text_20_body">
      <style:paragraph-properties fo:text-align="justify" style:justify-single-word="false"/>
      <style:text-properties fo:language="fr" fo:country="FR" fo:font-weight="bold" officeooo:paragraph-rsid="00722ccc" style:language-asian="zxx" style:country-asian="none" style:font-weight-asian="bold" style:language-complex="zxx" style:country-complex="none" style:font-weight-complex="bold"/>
    </style:style>
    <style:style style:name="P102" style:family="paragraph" style:parent-style-name="Text_20_body">
      <style:paragraph-properties fo:text-align="justify" style:justify-single-word="false"/>
      <style:text-properties fo:language="fr" fo:country="FR" fo:font-weight="bold" officeooo:rsid="00722ccc" officeooo:paragraph-rsid="00722ccc" style:language-asian="zxx" style:country-asian="none" style:font-weight-asian="bold" style:language-complex="zxx" style:country-complex="none" style:font-weight-complex="bold"/>
    </style:style>
    <style:style style:name="P103" style:family="paragraph" style:parent-style-name="Text_20_body">
      <style:paragraph-properties fo:text-align="justify" style:justify-single-word="false"/>
      <style:text-properties fo:language="fr" fo:country="FR" fo:font-weight="bold" officeooo:rsid="000b7c71" officeooo:paragraph-rsid="00722ccc" style:language-asian="zxx" style:country-asian="none" style:font-weight-asian="bold" style:language-complex="zxx" style:country-complex="none" style:font-weight-complex="bold"/>
    </style:style>
    <style:style style:name="P104" style:family="paragraph" style:parent-style-name="Text_20_body">
      <style:paragraph-properties fo:text-align="justify" style:justify-single-word="false"/>
      <style:text-properties fo:font-size="10.5pt" fo:language="fr" fo:country="FR" officeooo:paragraph-rsid="00722ccc" style:font-size-asian="10.5pt" style:language-asian="zxx" style:country-asian="none" style:font-size-complex="10.5pt" style:language-complex="zxx" style:country-complex="none"/>
    </style:style>
    <style:style style:name="P105" style:family="paragraph" style:parent-style-name="Text_20_body">
      <style:paragraph-properties fo:text-align="justify" style:justify-single-word="false"/>
      <style:text-properties fo:font-size="10.5pt" fo:language="fr" fo:country="FR" officeooo:rsid="001133b5" officeooo:paragraph-rsid="00722ccc" style:font-size-asian="10.5pt" style:language-asian="zxx" style:country-asian="none" style:font-size-complex="10.5pt" style:language-complex="zxx" style:country-complex="none"/>
    </style:style>
    <style:style style:name="P106" style:family="paragraph" style:parent-style-name="Text_20_body">
      <style:paragraph-properties fo:text-align="justify" style:justify-single-word="false"/>
      <style:text-properties fo:font-size="10.5pt" fo:language="fr" fo:country="FR" officeooo:rsid="00138f43" officeooo:paragraph-rsid="00722ccc" style:font-size-asian="10.5pt" style:language-asian="zxx" style:country-asian="none" style:font-size-complex="10.5pt" style:language-complex="zxx" style:country-complex="none"/>
    </style:style>
    <style:style style:name="P107" style:family="paragraph" style:parent-style-name="Text_20_body">
      <style:paragraph-properties fo:text-align="justify" style:justify-single-word="false"/>
      <style:text-properties fo:font-size="10.5pt" fo:language="fr" fo:country="FR" fo:font-weight="normal" officeooo:rsid="000d711a" officeooo:paragraph-rsid="00722ccc" style:font-size-asian="10.5pt" style:language-asian="zxx" style:country-asian="none" style:font-weight-asian="normal" style:font-size-complex="10.5pt" style:language-complex="zxx" style:country-complex="none" style:font-weight-complex="normal"/>
    </style:style>
    <style:style style:name="P108" style:family="paragraph" style:parent-style-name="Text_20_body">
      <style:paragraph-properties fo:text-align="justify" style:justify-single-word="false"/>
      <style:text-properties fo:font-size="10.5pt" fo:language="fr" fo:country="FR" fo:font-weight="normal" officeooo:paragraph-rsid="00722ccc" style:font-size-asian="10.5pt" style:language-asian="zxx" style:country-asian="none" style:font-weight-asian="normal" style:font-size-complex="10.5pt" style:language-complex="zxx" style:country-complex="none" style:font-weight-complex="normal"/>
    </style:style>
    <style:style style:name="P109" style:family="paragraph" style:parent-style-name="Text_20_body">
      <style:paragraph-properties fo:text-align="justify" style:justify-single-word="false"/>
      <style:text-properties fo:font-size="10.5pt" fo:language="fr" fo:country="FR" fo:font-weight="normal" officeooo:rsid="00138f43" officeooo:paragraph-rsid="00722ccc" style:font-size-asian="10.5pt" style:language-asian="zxx" style:country-asian="none" style:font-weight-asian="normal" style:font-size-complex="10.5pt" style:language-complex="zxx" style:country-complex="none" style:font-weight-complex="normal"/>
    </style:style>
    <style:style style:name="P110" style:family="paragraph" style:parent-style-name="Text_20_body">
      <style:paragraph-properties fo:text-align="justify" style:justify-single-word="false"/>
      <style:text-properties fo:font-size="10.5pt" fo:language="fr" fo:country="FR" fo:font-style="italic" fo:font-weight="normal" officeooo:rsid="00138f43" officeooo:paragraph-rsid="00722ccc"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111" style:family="paragraph" style:parent-style-name="Text_20_body">
      <style:text-properties fo:font-size="10.5pt" officeooo:paragraph-rsid="00722ccc" style:font-size-asian="10.5pt" style:font-size-complex="10.5pt"/>
    </style:style>
    <style:style style:name="P112" style:family="paragraph" style:parent-style-name="Text_20_body">
      <style:text-properties fo:font-size="10.5pt" fo:font-weight="bold" officeooo:paragraph-rsid="00722ccc" style:font-size-asian="10.5pt" style:font-weight-asian="bold" style:font-size-complex="10.5pt" style:font-weight-complex="bold"/>
    </style:style>
    <style:style style:name="P113" style:family="paragraph" style:parent-style-name="Text_20_body">
      <style:text-properties fo:font-weight="bold" officeooo:rsid="00153e40" officeooo:paragraph-rsid="00722ccc" style:font-weight-asian="bold" style:font-weight-complex="bold"/>
    </style:style>
    <style:style style:name="P114" style:family="paragraph" style:parent-style-name="Text_20_body">
      <style:text-properties fo:font-weight="bold" officeooo:rsid="0013d8a3" officeooo:paragraph-rsid="00722ccc" style:font-weight-asian="bold" style:font-weight-complex="bold"/>
    </style:style>
    <style:style style:name="P115" style:family="paragraph" style:parent-style-name="Text_20_body">
      <style:text-properties fo:font-weight="normal" officeooo:rsid="0013d8a3" officeooo:paragraph-rsid="00722ccc" style:font-weight-asian="normal" style:font-weight-complex="normal"/>
    </style:style>
    <style:style style:name="P116" style:family="paragraph" style:parent-style-name="Text_20_body">
      <style:text-properties officeooo:rsid="0013d8a3" officeooo:paragraph-rsid="00722ccc"/>
    </style:style>
    <style:style style:name="P117" style:family="paragraph" style:parent-style-name="Text_20_body">
      <style:text-properties officeooo:rsid="000feb72" officeooo:paragraph-rsid="00722ccc"/>
    </style:style>
    <style:style style:name="P118" style:family="paragraph" style:parent-style-name="Text_20_body">
      <style:text-properties officeooo:paragraph-rsid="00722ccc"/>
    </style:style>
    <style:style style:name="P119" style:family="paragraph" style:parent-style-name="Text_20_body">
      <style:paragraph-properties fo:line-height="150%" fo:text-align="justify" style:justify-single-word="false" fo:hyphenation-ladder-count="no-limit"/>
      <style:text-properties officeooo:rsid="006ea8da" officeooo:paragraph-rsid="006eb179" fo:hyphenate="true" fo:hyphenation-remain-char-count="2" fo:hyphenation-push-char-count="2"/>
    </style:style>
    <style:style style:name="P120"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121"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122" style:family="paragraph" style:parent-style-name="Standard">
      <style:paragraph-properties fo:text-align="justify" style:justify-single-word="false"/>
      <style:text-properties fo:font-size="10.5pt" fo:language="fr" fo:country="FR" officeooo:rsid="00259d34" officeooo:paragraph-rsid="00722ccc" style:font-size-asian="10.5pt" style:language-asian="zxx" style:country-asian="none" style:font-weight-asian="normal" style:font-size-complex="10.5pt" style:language-complex="zxx" style:country-complex="none"/>
    </style:style>
    <style:style style:name="P123" style:family="paragraph" style:parent-style-name="Standard">
      <style:paragraph-properties fo:text-align="justify" style:justify-single-word="false"/>
      <style:text-properties fo:font-size="10.5pt" fo:language="fr" fo:country="FR" officeooo:rsid="0015b8e9" officeooo:paragraph-rsid="00722ccc" style:font-size-asian="10.5pt" style:language-asian="zxx" style:country-asian="none" style:font-weight-asian="normal" style:font-size-complex="10.5pt" style:language-complex="zxx" style:country-complex="none"/>
    </style:style>
    <style:style style:name="P124" style:family="paragraph" style:parent-style-name="Standard">
      <style:paragraph-properties fo:text-align="justify" style:justify-single-word="false"/>
      <style:text-properties fo:font-size="10.5pt" fo:language="fr" fo:country="FR" fo:font-style="normal" fo:font-weight="normal" officeooo:rsid="002723f8" officeooo:paragraph-rsid="00722ccc"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125" style:family="paragraph" style:parent-style-name="Standard">
      <style:paragraph-properties fo:text-align="justify" style:justify-single-word="false"/>
      <style:text-properties fo:font-size="10.5pt" officeooo:rsid="00259d34" officeooo:paragraph-rsid="00722ccc" style:font-size-asian="10.5pt" style:font-weight-asian="normal" style:font-size-complex="10.5pt"/>
    </style:style>
    <style:style style:name="P126" style:family="paragraph" style:parent-style-name="Standard">
      <style:paragraph-properties fo:text-align="justify" style:justify-single-word="false"/>
      <style:text-properties fo:font-size="10.5pt" fo:font-style="normal" officeooo:rsid="002723f8" officeooo:paragraph-rsid="00722ccc" style:font-size-asian="10.5pt" style:font-style-asian="normal" style:font-weight-asian="normal" style:font-size-complex="10.5pt" style:font-style-complex="normal"/>
    </style:style>
    <style:style style:name="P127" style:family="paragraph" style:parent-style-name="Standard">
      <style:paragraph-properties fo:line-height="150%" fo:text-align="justify" style:justify-single-word="false" fo:hyphenation-ladder-count="no-limit"/>
      <style:text-properties officeooo:rsid="006ea8da" officeooo:paragraph-rsid="006eb179" fo:background-color="#ffff00" fo:hyphenate="true" fo:hyphenation-remain-char-count="2" fo:hyphenation-push-char-count="2"/>
    </style:style>
    <style:style style:name="P128" style:family="paragraph" style:parent-style-name="Text_20_body">
      <style:paragraph-properties fo:line-height="150%" fo:text-align="justify" style:justify-single-word="false" fo:hyphenation-ladder-count="no-limit" fo:background-color="#ffff00">
        <style:background-image/>
      </style:paragraph-properties>
      <style:text-properties fo:hyphenate="true" fo:hyphenation-remain-char-count="2" fo:hyphenation-push-char-count="2"/>
    </style:style>
    <style:style style:name="P129" style:family="paragraph" style:parent-style-name="Text_20_body">
      <style:paragraph-properties fo:line-height="150%" fo:text-align="justify" style:justify-single-word="false" fo:hyphenation-ladder-count="no-limit" fo:background-color="transparent">
        <style:background-image/>
      </style:paragraph-properties>
      <style:text-properties fo:font-size="10.5pt" fo:language="fr" fo:country="FR" fo:font-style="normal" fo:font-weight="normal" officeooo:rsid="00722ccc" officeooo:paragraph-rsid="00722ccc"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fo:hyphenate="true" fo:hyphenation-remain-char-count="2" fo:hyphenation-push-char-count="2"/>
    </style:style>
    <style:style style:name="P130" style:family="paragraph" style:parent-style-name="Text_20_body" style:list-style-name="L2">
      <style:paragraph-properties fo:line-height="150%" fo:text-align="justify" style:justify-single-word="false" fo:hyphenation-ladder-count="no-limit"/>
      <style:text-properties officeooo:paragraph-rsid="005570a4" fo:hyphenate="true" fo:hyphenation-remain-char-count="2" fo:hyphenation-push-char-count="2"/>
    </style:style>
    <style:style style:name="P131" style:family="paragraph" style:parent-style-name="Text_20_body" style:list-style-name="L3">
      <style:text-properties fo:font-size="10.5pt" officeooo:rsid="0016caa3" officeooo:paragraph-rsid="00722ccc" style:font-size-asian="10.5pt" style:font-size-complex="10.5pt"/>
    </style:style>
    <style:style style:name="P132" style:family="paragraph" style:parent-style-name="Text_20_body" style:list-style-name="L4">
      <style:text-properties fo:font-size="10.5pt" officeooo:paragraph-rsid="00722ccc" style:font-size-asian="10.5pt" style:font-size-complex="10.5pt"/>
    </style:style>
    <style:style style:name="P133" style:family="paragraph" style:parent-style-name="Text_20_body">
      <style:text-properties officeooo:paragraph-rsid="00722ccc"/>
    </style:style>
    <style:style style:name="P134" style:family="paragraph" style:parent-style-name="Text_20_body">
      <style:paragraph-properties fo:text-align="justify" style:justify-single-word="false"/>
      <style:text-properties officeooo:rsid="007f98d2" officeooo:paragraph-rsid="007f98d2"/>
    </style:style>
    <style:style style:name="P135" style:family="paragraph" style:parent-style-name="Text_20_body">
      <style:paragraph-properties fo:text-align="justify" style:justify-single-word="false"/>
      <style:text-properties officeooo:rsid="007f98d2" officeooo:paragraph-rsid="00805519"/>
    </style:style>
    <style:style style:name="P136" style:family="paragraph" style:parent-style-name="Text_20_body">
      <style:paragraph-properties fo:text-align="justify" style:justify-single-word="false"/>
      <style:text-properties officeooo:rsid="007f98d2" officeooo:paragraph-rsid="00810090"/>
    </style:style>
    <style:style style:name="P137" style:family="paragraph" style:parent-style-name="Text_20_body">
      <style:paragraph-properties fo:text-align="justify" style:justify-single-word="false"/>
      <style:text-properties officeooo:paragraph-rsid="008330cc"/>
    </style:style>
    <style:style style:name="P138" style:family="paragraph" style:parent-style-name="Text_20_body">
      <style:paragraph-properties fo:text-align="justify" style:justify-single-word="false" fo:break-before="page"/>
      <style:text-properties officeooo:rsid="000d711a" officeooo:paragraph-rsid="00722ccc"/>
    </style:style>
    <style:style style:name="P139" style:family="paragraph" style:parent-style-name="Footnote">
      <style:text-properties officeooo:rsid="008287bc" officeooo:paragraph-rsid="008287bc"/>
    </style:style>
    <style:style style:name="P140" style:family="paragraph" style:parent-style-name="Footnote">
      <style:text-properties officeooo:rsid="0084e4c6" officeooo:paragraph-rsid="0084e4c6"/>
    </style:style>
    <style:style style:name="P141" style:family="paragraph" style:parent-style-name="Heading_20_4">
      <style:text-properties officeooo:paragraph-rsid="00722ccc"/>
    </style:style>
    <style:style style:name="P142" style:family="paragraph" style:parent-style-name="Heading_20_4">
      <style:text-properties officeooo:rsid="0013d8a3" officeooo:paragraph-rsid="00722ccc"/>
    </style:style>
    <style:style style:name="P143" style:family="paragraph" style:parent-style-name="Heading_20_4">
      <style:text-properties officeooo:rsid="00138f43" officeooo:paragraph-rsid="00722ccc"/>
    </style:style>
    <style:style style:name="P144" style:family="paragraph" style:parent-style-name="Heading_20_4">
      <style:text-properties officeooo:paragraph-rsid="008151f8"/>
    </style:style>
    <style:style style:name="P145" style:family="paragraph" style:parent-style-name="Heading_20_3">
      <style:text-properties officeooo:paragraph-rsid="00722ccc"/>
    </style:style>
    <style:style style:name="P146" style:family="paragraph" style:parent-style-name="Heading_20_3" style:list-style-name="">
      <style:text-properties officeooo:paragraph-rsid="00722ccc"/>
    </style:style>
    <style:style style:name="P147" style:family="paragraph" style:parent-style-name="Heading_20_3">
      <style:paragraph-properties fo:break-before="page"/>
      <style:text-properties officeooo:paragraph-rsid="00722ccc"/>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4a394" style:font-style-asian="normal" style:font-style-complex="normal"/>
    </style:style>
    <style:style style:name="T10" style:family="text">
      <style:text-properties fo:font-style="normal" officeooo:rsid="00362764" style:font-style-asian="normal" style:font-style-complex="normal"/>
    </style:style>
    <style:style style:name="T11" style:family="text">
      <style:text-properties fo:font-style="normal" officeooo:rsid="0036542d" style:font-style-asian="normal" style:font-style-complex="normal"/>
    </style:style>
    <style:style style:name="T12" style:family="text">
      <style:text-properties fo:font-style="normal" officeooo:rsid="004066a9" style:font-style-asian="normal" style:font-style-complex="normal"/>
    </style:style>
    <style:style style:name="T13" style:family="text">
      <style:text-properties fo:font-style="normal" officeooo:rsid="004466f8" style:font-style-asian="normal" style:font-style-complex="normal"/>
    </style:style>
    <style:style style:name="T14" style:family="text">
      <style:text-properties fo:font-style="normal" officeooo:rsid="0045e8fa" style:font-style-asian="normal" style:font-style-complex="normal"/>
    </style:style>
    <style:style style:name="T15" style:family="text">
      <style:text-properties fo:font-style="normal" officeooo:rsid="004658e2" style:font-style-asian="normal" style:font-style-complex="normal"/>
    </style:style>
    <style:style style:name="T16" style:family="text">
      <style:text-properties fo:font-style="normal" officeooo:rsid="00471921" style:font-style-asian="normal" style:font-style-complex="normal"/>
    </style:style>
    <style:style style:name="T17" style:family="text">
      <style:text-properties fo:font-style="normal" officeooo:rsid="0048114f" style:font-style-asian="normal" style:font-style-complex="normal"/>
    </style:style>
    <style:style style:name="T18" style:family="text">
      <style:text-properties fo:font-style="normal" officeooo:rsid="00481f43" style:font-style-asian="normal" style:font-style-complex="normal"/>
    </style:style>
    <style:style style:name="T19" style:family="text">
      <style:text-properties fo:font-style="normal" officeooo:rsid="004a144c" style:font-style-asian="normal" style:font-style-complex="normal"/>
    </style:style>
    <style:style style:name="T20" style:family="text">
      <style:text-properties fo:font-style="normal" officeooo:rsid="004df9d6" style:font-style-asian="normal" style:font-style-complex="normal"/>
    </style:style>
    <style:style style:name="T21" style:family="text">
      <style:text-properties fo:font-style="normal" officeooo:rsid="006343d2" style:font-style-asian="normal" style:font-style-complex="normal"/>
    </style:style>
    <style:style style:name="T22" style:family="text">
      <style:text-properties fo:font-style="normal" officeooo:rsid="00611a14" style:font-style-asian="normal" style:font-style-complex="normal"/>
    </style:style>
    <style:style style:name="T23" style:family="text">
      <style:text-properties fo:font-style="normal" officeooo:rsid="0064094b" style:font-style-asian="normal" style:font-style-complex="normal"/>
    </style:style>
    <style:style style:name="T24" style:family="text">
      <style:text-properties fo:font-style="normal" officeooo:rsid="0065407b" style:font-style-asian="normal" style:font-style-complex="normal"/>
    </style:style>
    <style:style style:name="T25" style:family="text">
      <style:text-properties fo:font-style="normal" officeooo:rsid="004f3f46" style:font-style-asian="normal" style:font-style-complex="normal"/>
    </style:style>
    <style:style style:name="T26" style:family="text">
      <style:text-properties fo:font-style="normal" officeooo:rsid="006bf7c5" style:font-style-asian="normal" style:font-style-complex="normal"/>
    </style:style>
    <style:style style:name="T27" style:family="text">
      <style:text-properties fo:font-style="normal" officeooo:rsid="007846ee" style:font-style-asian="normal" style:font-style-complex="normal"/>
    </style:style>
    <style:style style:name="T28" style:family="text">
      <style:text-properties fo:font-style="normal" officeooo:rsid="00788570" style:font-style-asian="normal" style:font-style-complex="normal"/>
    </style:style>
    <style:style style:name="T29" style:family="text">
      <style:text-properties fo:font-style="normal" officeooo:rsid="006ea8da" style:font-style-asian="normal" style:font-style-complex="normal"/>
    </style:style>
    <style:style style:name="T30" style:family="text">
      <style:text-properties fo:font-style="normal" officeooo:rsid="001453a4" style:font-style-asian="normal" style:font-style-complex="normal"/>
    </style:style>
    <style:style style:name="T31" style:family="text">
      <style:text-properties fo:font-style="normal" officeooo:rsid="007a1bad" style:font-style-asian="normal" style:font-style-complex="normal"/>
    </style:style>
    <style:style style:name="T32" style:family="text">
      <style:text-properties fo:font-style="normal" officeooo:rsid="007aad42" style:font-style-asian="normal" style:font-style-complex="normal"/>
    </style:style>
    <style:style style:name="T33" style:family="text">
      <style:text-properties fo:font-style="normal" officeooo:rsid="008151f8" style:font-style-asian="normal" style:font-style-complex="normal"/>
    </style:style>
    <style:style style:name="T34" style:family="text">
      <style:text-properties fo:font-style="normal" officeooo:rsid="002a4d94" fo:background-color="transparent" loext:char-shading-value="0" style:font-style-asian="normal" style:font-style-complex="normal"/>
    </style:style>
    <style:style style:name="T35" style:family="text">
      <style:text-properties fo:font-style="normal" officeooo:rsid="004466f8" fo:background-color="transparent" loext:char-shading-value="0" style:font-style-asian="normal" style:font-style-complex="normal"/>
    </style:style>
    <style:style style:name="T36" style:family="text">
      <style:text-properties fo:font-style="normal" officeooo:rsid="00788570" fo:background-color="transparent" loext:char-shading-value="0" style:font-style-asian="normal" style:font-style-complex="normal"/>
    </style:style>
    <style:style style:name="T37" style:family="text">
      <style:text-properties fo:font-style="normal" fo:background-color="#ffff00" loext:char-shading-value="0" style:font-style-asian="normal" style:font-style-complex="normal"/>
    </style:style>
    <style:style style:name="T38" style:family="text">
      <style:text-properties fo:font-style="normal" officeooo:rsid="0034a394" fo:background-color="#ffff00" loext:char-shading-value="0" style:font-style-asian="normal" style:font-style-complex="normal"/>
    </style:style>
    <style:style style:name="T39" style:family="text">
      <style:text-properties fo:font-style="normal" officeooo:rsid="00788570" fo:background-color="#ffff00" loext:char-shading-value="0" style:font-style-asian="normal" style:font-style-complex="normal"/>
    </style:style>
    <style:style style:name="T40" style:family="text">
      <style:text-properties fo:font-style="normal" officeooo:rsid="00217ef5" fo:background-color="#ffff00" loext:char-shading-value="0" style:font-style-asian="normal" style:font-style-complex="normal"/>
    </style:style>
    <style:style style:name="T41" style:family="text">
      <style:text-properties fo:font-style="normal" officeooo:rsid="00333fa5" fo:background-color="#ffff00" loext:char-shading-value="0" style:font-style-asian="normal" style:font-style-complex="normal"/>
    </style:style>
    <style:style style:name="T42" style:family="text">
      <style:text-properties fo:font-style="normal" officeooo:rsid="007e24fe" fo:background-color="#ffff00" loext:char-shading-value="0" style:font-style-asian="normal" style:font-style-complex="normal"/>
    </style:style>
    <style:style style:name="T43" style:family="text">
      <style:text-properties fo:font-style="normal" style:font-size-asian="10.5pt" style:font-style-asian="normal" style:font-weight-asian="normal" style:font-style-complex="normal"/>
    </style:style>
    <style:style style:name="T44" style:family="text">
      <style:text-properties fo:font-style="normal" officeooo:rsid="002723f8" style:font-size-asian="10.5pt" style:font-style-asian="normal" style:font-weight-asian="normal" style:font-style-complex="normal"/>
    </style:style>
    <style:style style:name="T45" style:family="text">
      <style:text-properties fo:font-style="normal" officeooo:rsid="004df9d6" style:font-size-asian="10.5pt" style:font-style-asian="normal" style:font-weight-asian="normal" style:font-style-complex="normal"/>
    </style:style>
    <style:style style:name="T46" style:family="text">
      <style:text-properties fo:font-style="normal" officeooo:rsid="006906d1" style:font-size-asian="10.5pt" style:font-style-asian="normal" style:font-weight-asian="normal" style:font-style-complex="normal"/>
    </style:style>
    <style:style style:name="T47" style:family="text">
      <style:text-properties fo:font-style="normal" fo:font-weight="normal" officeooo:rsid="002723f8" style:font-size-asian="10.5pt" style:font-style-asian="normal" style:font-weight-asian="normal" style:font-style-complex="normal" style:font-weight-complex="normal"/>
    </style:style>
    <style:style style:name="T48" style:family="text">
      <style:text-properties fo:font-style="normal" fo:font-weight="normal" officeooo:rsid="004df9d6" style:font-size-asian="10.5pt" style:font-style-asian="normal" style:font-weight-asian="normal" style:font-style-complex="normal" style:font-weight-complex="normal"/>
    </style:style>
    <style:style style:name="T49" style:family="text">
      <style:text-properties fo:font-style="italic" style:font-style-asian="italic" style:font-style-complex="italic"/>
    </style:style>
    <style:style style:name="T50" style:family="text">
      <style:text-properties fo:font-style="italic" officeooo:rsid="0020979f" style:font-style-asian="italic" style:font-style-complex="italic"/>
    </style:style>
    <style:style style:name="T51" style:family="text">
      <style:text-properties fo:font-style="italic" officeooo:rsid="002b894e" style:font-style-asian="italic" style:font-style-complex="italic"/>
    </style:style>
    <style:style style:name="T52" style:family="text">
      <style:text-properties fo:font-style="italic" officeooo:rsid="002cd32e" style:font-style-asian="italic" style:font-style-complex="italic"/>
    </style:style>
    <style:style style:name="T53" style:family="text">
      <style:text-properties fo:font-style="italic" officeooo:rsid="002de820" style:font-style-asian="italic" style:font-style-complex="italic"/>
    </style:style>
    <style:style style:name="T54" style:family="text">
      <style:text-properties fo:font-style="italic" officeooo:rsid="002a4d94" style:font-style-asian="italic" style:font-style-complex="italic"/>
    </style:style>
    <style:style style:name="T55" style:family="text">
      <style:text-properties fo:font-style="italic" officeooo:rsid="002a558d" style:font-style-asian="italic" style:font-style-complex="italic"/>
    </style:style>
    <style:style style:name="T56" style:family="text">
      <style:text-properties fo:font-style="italic" officeooo:rsid="00362764" style:font-style-asian="italic" style:font-style-complex="italic"/>
    </style:style>
    <style:style style:name="T57" style:family="text">
      <style:text-properties fo:font-style="italic" officeooo:rsid="003f1acc" style:font-style-asian="italic" style:font-style-complex="italic"/>
    </style:style>
    <style:style style:name="T58" style:family="text">
      <style:text-properties fo:font-style="italic" officeooo:rsid="004066a9" style:font-style-asian="italic" style:font-style-complex="italic"/>
    </style:style>
    <style:style style:name="T59" style:family="text">
      <style:text-properties fo:font-style="italic" officeooo:rsid="004466f8" style:font-style-asian="italic" style:font-style-complex="italic"/>
    </style:style>
    <style:style style:name="T60" style:family="text">
      <style:text-properties fo:font-style="italic" officeooo:rsid="0045e8fa" style:font-style-asian="italic" style:font-style-complex="italic"/>
    </style:style>
    <style:style style:name="T61" style:family="text">
      <style:text-properties fo:font-style="italic" officeooo:rsid="00471921" style:font-style-asian="italic" style:font-style-complex="italic"/>
    </style:style>
    <style:style style:name="T62" style:family="text">
      <style:text-properties fo:font-style="italic" officeooo:rsid="0047a7c1" style:font-style-asian="italic" style:font-style-complex="italic"/>
    </style:style>
    <style:style style:name="T63" style:family="text">
      <style:text-properties fo:font-style="italic" officeooo:rsid="00481f43" style:font-style-asian="italic" style:font-style-complex="italic"/>
    </style:style>
    <style:style style:name="T64" style:family="text">
      <style:text-properties fo:font-style="italic" officeooo:rsid="004df9d6" style:font-style-asian="italic" style:font-style-complex="italic"/>
    </style:style>
    <style:style style:name="T65" style:family="text">
      <style:text-properties fo:font-style="italic" officeooo:rsid="004f3f46" style:font-style-asian="italic" style:font-style-complex="italic"/>
    </style:style>
    <style:style style:name="T66" style:family="text">
      <style:text-properties fo:font-style="italic" officeooo:rsid="005f2820" style:font-style-asian="italic" style:font-style-complex="italic"/>
    </style:style>
    <style:style style:name="T67" style:family="text">
      <style:text-properties fo:font-style="italic" officeooo:rsid="00611a14" style:font-style-asian="italic" style:font-style-complex="italic"/>
    </style:style>
    <style:style style:name="T68" style:family="text">
      <style:text-properties fo:font-style="italic" officeooo:rsid="00214ca2" style:font-style-asian="italic" style:font-style-complex="italic"/>
    </style:style>
    <style:style style:name="T69" style:family="text">
      <style:text-properties fo:font-style="italic" officeooo:rsid="006bf7c5" style:font-style-asian="italic" style:font-style-complex="italic"/>
    </style:style>
    <style:style style:name="T70" style:family="text">
      <style:text-properties fo:font-style="italic" officeooo:rsid="006dfa05" style:font-style-asian="italic" style:font-style-complex="italic"/>
    </style:style>
    <style:style style:name="T71" style:family="text">
      <style:text-properties fo:font-style="italic" officeooo:rsid="0013d8a3" style:font-style-asian="italic" style:font-style-complex="italic"/>
    </style:style>
    <style:style style:name="T72" style:family="text">
      <style:text-properties fo:font-style="italic" officeooo:rsid="00788570" style:font-style-asian="italic" style:font-style-complex="italic"/>
    </style:style>
    <style:style style:name="T73" style:family="text">
      <style:text-properties fo:font-style="italic" fo:font-weight="normal" officeooo:rsid="002723f8" style:font-size-asian="10.5pt" style:font-style-asian="italic" style:font-weight-asian="normal" style:font-style-complex="italic" style:font-weight-complex="normal"/>
    </style:style>
    <style:style style:name="T74" style:family="text">
      <style:text-properties officeooo:rsid="0020979f"/>
    </style:style>
    <style:style style:name="T75" style:family="text">
      <style:text-properties officeooo:rsid="00214ca2"/>
    </style:style>
    <style:style style:name="T76" style:family="text">
      <style:text-properties officeooo:rsid="0025a322"/>
    </style:style>
    <style:style style:name="T77" style:family="text">
      <style:text-properties fo:language="fr" fo:country="FR" officeooo:rsid="0028a48f" style:language-asian="zxx" style:country-asian="none" style:language-complex="zxx" style:country-complex="none"/>
    </style:style>
    <style:style style:name="T78" style:family="text">
      <style:text-properties fo:language="fr" fo:country="FR" officeooo:rsid="0026bf85" style:language-asian="zxx" style:country-asian="none" style:language-complex="zxx" style:country-complex="none"/>
    </style:style>
    <style:style style:name="T79" style:family="text">
      <style:text-properties fo:language="fr" fo:country="FR" officeooo:rsid="0028ae63" style:language-asian="zxx" style:country-asian="none" style:language-complex="zxx" style:country-complex="none"/>
    </style:style>
    <style:style style:name="T80"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81" style:family="text">
      <style:text-properties fo:language="fr" fo:country="FR" fo:font-weight="bold" style:language-asian="zxx" style:country-asian="none" style:font-weight-asian="bold" style:language-complex="zxx" style:country-complex="none" style:font-weight-complex="bold"/>
    </style:style>
    <style:style style:name="T82" style:family="text">
      <style:text-properties officeooo:rsid="002b894e"/>
    </style:style>
    <style:style style:name="T83" style:family="text">
      <style:text-properties officeooo:rsid="00288181"/>
    </style:style>
    <style:style style:name="T84" style:family="text">
      <style:text-properties style:font-name="Liberation Serif" fo:font-size="12pt" style:font-size-asian="12pt" style:font-size-complex="12pt"/>
    </style:style>
    <style:style style:name="T85" style:family="text">
      <style:text-properties style:font-name="Liberation Serif" fo:font-size="12pt" officeooo:rsid="002f1c69" style:font-size-asian="12pt" style:font-size-complex="12pt"/>
    </style:style>
    <style:style style:name="T86" style:family="text">
      <style:text-properties style:font-name="Liberation Serif" fo:font-size="12pt" officeooo:rsid="00310ba1" style:font-size-asian="12pt" style:font-size-complex="12pt"/>
    </style:style>
    <style:style style:name="T87" style:family="text">
      <style:text-properties style:font-name="Liberation Serif" fo:font-size="12pt" officeooo:rsid="003139fc" style:font-size-asian="12pt" style:font-size-complex="12pt"/>
    </style:style>
    <style:style style:name="T88" style:family="text">
      <style:text-properties style:font-name="Liberation Serif" fo:font-size="12pt" officeooo:rsid="0031d46c" style:font-size-asian="12pt" style:font-size-complex="12pt"/>
    </style:style>
    <style:style style:name="T89" style:family="text">
      <style:text-properties style:font-name="Liberation Serif" fo:font-size="12pt" officeooo:rsid="0034a394" style:font-size-asian="12pt" style:font-size-complex="12pt"/>
    </style:style>
    <style:style style:name="T90" style:family="text">
      <style:text-properties style:font-name="Liberation Serif" fo:font-size="12pt" officeooo:rsid="007e24fe" style:font-size-asian="12pt" style:font-size-complex="12pt"/>
    </style:style>
    <style:style style:name="T91" style:family="text">
      <style:text-properties style:font-name="Liberation Serif" fo:font-size="12pt" fo:font-style="normal" officeooo:rsid="004ce802" fo:background-color="#ffff00" loext:char-shading-value="0" style:font-size-asian="12pt" style:font-style-asian="normal" style:font-size-complex="12pt" style:font-style-complex="normal"/>
    </style:style>
    <style:style style:name="T92" style:family="text">
      <style:text-properties style:font-name="Liberation Serif" fo:font-size="12pt" fo:font-style="normal" officeooo:rsid="002007c6" fo:background-color="#ffff00" loext:char-shading-value="0" style:font-size-asian="12pt" style:font-style-asian="normal" style:font-size-complex="12pt" style:font-style-complex="normal"/>
    </style:style>
    <style:style style:name="T93" style:family="text">
      <style:text-properties style:font-name="Liberation Serif" fo:font-size="12pt" fo:font-style="normal" officeooo:rsid="002f1c69" fo:background-color="#ffff00" loext:char-shading-value="0" style:font-size-asian="12pt" style:font-style-asian="normal" style:font-size-complex="12pt" style:font-style-complex="normal"/>
    </style:style>
    <style:style style:name="T94" style:family="text">
      <style:text-properties style:font-name="Liberation Serif" fo:font-size="12pt" fo:font-style="italic" officeooo:rsid="004ce802" fo:background-color="#ffff00" loext:char-shading-value="0" style:font-size-asian="12pt" style:font-style-asian="italic" style:font-size-complex="12pt" style:font-style-complex="italic"/>
    </style:style>
    <style:style style:name="T95" style:family="text">
      <style:text-properties style:font-name="Liberation Serif" fo:font-size="12pt" officeooo:rsid="002ded39" fo:background-color="#ffff00" loext:char-shading-value="0" style:font-size-asian="12pt" style:font-size-complex="12pt"/>
    </style:style>
    <style:style style:name="T96" style:family="text">
      <style:text-properties style:font-name="Liberation Serif" fo:font-size="12pt" officeooo:rsid="007bd289" fo:background-color="#ffff00" loext:char-shading-value="0" style:font-size-asian="12pt" style:font-size-complex="12pt"/>
    </style:style>
    <style:style style:name="T97" style:family="text">
      <style:text-properties style:font-name="Liberation Serif" fo:font-size="12pt" officeooo:rsid="007e24fe" fo:background-color="#ffff00" loext:char-shading-value="0" style:font-size-asian="12pt" style:font-size-complex="12pt"/>
    </style:style>
    <style:style style:name="T98" style:family="text">
      <style:text-properties style:font-name="Liberation Serif" fo:font-size="12pt" officeooo:rsid="004ce802" fo:background-color="#ffff00" loext:char-shading-value="0" style:font-size-asian="12pt" style:font-size-complex="12pt"/>
    </style:style>
    <style:style style:name="T99" style:family="text">
      <style:text-properties style:font-name="Liberation Serif" fo:font-size="12pt" officeooo:rsid="002f1c69" fo:background-color="#ffff00" loext:char-shading-value="0" style:font-size-asian="12pt" style:font-size-complex="12pt"/>
    </style:style>
    <style:style style:name="T100" style:family="text">
      <style:text-properties officeooo:rsid="002a558d"/>
    </style:style>
    <style:style style:name="T101" style:family="text">
      <style:text-properties officeooo:rsid="0031d46c"/>
    </style:style>
    <style:style style:name="T102" style:family="text">
      <style:text-properties officeooo:rsid="0034a394"/>
    </style:style>
    <style:style style:name="T103" style:family="text">
      <style:text-properties officeooo:rsid="00384a38"/>
    </style:style>
    <style:style style:name="T104" style:family="text">
      <style:text-properties fo:background-color="#ffff00" loext:char-shading-value="0"/>
    </style:style>
    <style:style style:name="T105" style:family="text">
      <style:text-properties officeooo:rsid="004466f8" fo:background-color="#ffff00" loext:char-shading-value="0"/>
    </style:style>
    <style:style style:name="T106" style:family="text">
      <style:text-properties officeooo:rsid="004d546d" fo:background-color="#ffff00" loext:char-shading-value="0"/>
    </style:style>
    <style:style style:name="T107" style:family="text">
      <style:text-properties officeooo:rsid="003f1acc"/>
    </style:style>
    <style:style style:name="T108" style:family="text">
      <style:text-properties officeooo:rsid="004066a9"/>
    </style:style>
    <style:style style:name="T109" style:family="text">
      <style:text-properties officeooo:rsid="00412184"/>
    </style:style>
    <style:style style:name="T110" style:family="text">
      <style:text-properties officeooo:rsid="004466f8"/>
    </style:style>
    <style:style style:name="T111" style:family="text">
      <style:text-properties officeooo:rsid="00471921"/>
    </style:style>
    <style:style style:name="T112" style:family="text">
      <style:text-properties officeooo:rsid="0047a7c1"/>
    </style:style>
    <style:style style:name="T113" style:family="text">
      <style:text-properties officeooo:rsid="0048114f"/>
    </style:style>
    <style:style style:name="T114" style:family="text">
      <style:text-properties officeooo:rsid="00481f43"/>
    </style:style>
    <style:style style:name="T115" style:family="text">
      <style:text-properties officeooo:rsid="004a144c"/>
    </style:style>
    <style:style style:name="T116" style:family="text">
      <style:text-properties style:text-underline-style="solid" style:text-underline-width="auto" style:text-underline-color="font-color" fo:font-weight="bold" style:font-weight-asian="bold" style:font-weight-complex="bold"/>
    </style:style>
    <style:style style:name="T117" style:family="text">
      <style:text-properties style:text-underline-style="solid" style:text-underline-width="auto" style:text-underline-color="font-color" fo:font-weight="bold" officeooo:rsid="005570a4" style:font-weight-asian="bold" style:font-weight-complex="bold"/>
    </style:style>
    <style:style style:name="T118" style:family="text">
      <style:text-properties style:text-underline-style="solid" style:text-underline-width="auto" style:text-underline-color="font-color" fo:font-weight="bold" officeooo:rsid="007aad42" style:font-weight-asian="bold" style:font-weight-complex="bold"/>
    </style:style>
    <style:style style:name="T119" style:family="text">
      <style:text-properties officeooo:rsid="004d546d"/>
    </style:style>
    <style:style style:name="T120" style:family="text">
      <style:text-properties officeooo:rsid="004df9d6"/>
    </style:style>
    <style:style style:name="T121" style:family="text">
      <style:text-properties officeooo:rsid="00539c9d"/>
    </style:style>
    <style:style style:name="T122" style:family="text">
      <style:text-properties officeooo:rsid="005570a4"/>
    </style:style>
    <style:style style:name="T123" style:family="text">
      <style:text-properties officeooo:rsid="00585143"/>
    </style:style>
    <style:style style:name="T124" style:family="text">
      <style:text-properties officeooo:rsid="005a05fd"/>
    </style:style>
    <style:style style:name="T125" style:family="text">
      <style:text-properties officeooo:rsid="005c5a84"/>
    </style:style>
    <style:style style:name="T126" style:family="text">
      <style:text-properties officeooo:rsid="005f2820"/>
    </style:style>
    <style:style style:name="T127" style:family="text">
      <style:text-properties officeooo:rsid="00671154"/>
    </style:style>
    <style:style style:name="T128" style:family="text">
      <style:text-properties officeooo:rsid="006906d1"/>
    </style:style>
    <style:style style:name="T129" style:family="text">
      <style:text-properties officeooo:rsid="0069a53d"/>
    </style:style>
    <style:style style:name="T130" style:family="text">
      <style:text-properties officeooo:rsid="006a0ed5"/>
    </style:style>
    <style:style style:name="T131" style:family="text">
      <style:text-properties officeooo:rsid="006bf7c5"/>
    </style:style>
    <style:style style:name="T132" style:family="text">
      <style:text-properties officeooo:rsid="006d19aa"/>
    </style:style>
    <style:style style:name="T133" style:family="text">
      <style:text-properties officeooo:rsid="006dfa05"/>
    </style:style>
    <style:style style:name="T134" style:family="text">
      <style:text-properties officeooo:rsid="006ea8da"/>
    </style:style>
    <style:style style:name="T135" style:family="text">
      <style:text-properties officeooo:rsid="006eb179"/>
    </style:style>
    <style:style style:name="T136" style:family="text">
      <style:text-properties fo:font-weight="bold" style:font-weight-asian="bold" style:font-weight-complex="bold"/>
    </style:style>
    <style:style style:name="T137" style:family="text">
      <style:text-properties fo:font-weight="bold" officeooo:rsid="0013d8a3" style:font-weight-asian="bold" style:font-weight-complex="bold"/>
    </style:style>
    <style:style style:name="T138" style:family="text">
      <style:text-properties fo:font-weight="bold" officeooo:rsid="002a6e53" style:font-weight-asian="bold" style:font-weight-complex="bold"/>
    </style:style>
    <style:style style:name="T139" style:family="text">
      <style:text-properties fo:font-weight="bold" fo:background-color="#ffff00" loext:char-shading-value="0" style:font-weight-asian="bold" style:font-weight-complex="bold"/>
    </style:style>
    <style:style style:name="T140" style:family="text">
      <style:text-properties officeooo:rsid="000b7c71"/>
    </style:style>
    <style:style style:name="T141" style:family="text">
      <style:text-properties officeooo:rsid="00153e40"/>
    </style:style>
    <style:style style:name="T142" style:family="text">
      <style:text-properties fo:font-size="10.5pt" style:font-size-asian="10.5pt" style:font-size-complex="10.5pt"/>
    </style:style>
    <style:style style:name="T143" style:family="text">
      <style:text-properties officeooo:rsid="000e9e42"/>
    </style:style>
    <style:style style:name="T144" style:family="text">
      <style:text-properties officeooo:rsid="001956a1"/>
    </style:style>
    <style:style style:name="T145" style:family="text">
      <style:text-properties officeooo:rsid="000d711a"/>
    </style:style>
    <style:style style:name="T146" style:family="text">
      <style:text-properties officeooo:rsid="002c2648"/>
    </style:style>
    <style:style style:name="T147" style:family="text">
      <style:text-properties officeooo:rsid="002a6e53"/>
    </style:style>
    <style:style style:name="T148" style:family="text">
      <style:text-properties officeooo:rsid="00138f43"/>
    </style:style>
    <style:style style:name="T149" style:family="text">
      <style:text-properties officeooo:rsid="0013d8a3"/>
    </style:style>
    <style:style style:name="T150" style:family="text">
      <style:text-properties officeooo:rsid="00722ccc"/>
    </style:style>
    <style:style style:name="T151" style:family="text">
      <style:text-properties officeooo:rsid="007846ee"/>
    </style:style>
    <style:style style:name="T152" style:family="text">
      <style:text-properties officeooo:rsid="00788570"/>
    </style:style>
    <style:style style:name="T153" style:family="text">
      <style:text-properties officeooo:rsid="004466f8" fo:background-color="transparent" loext:char-shading-value="0"/>
    </style:style>
    <style:style style:name="T154" style:family="text">
      <style:text-properties officeooo:rsid="00471921" fo:background-color="transparent" loext:char-shading-value="0"/>
    </style:style>
    <style:style style:name="T155" style:family="text">
      <style:text-properties officeooo:rsid="007a1bad"/>
    </style:style>
    <style:style style:name="T156" style:family="text">
      <style:text-properties officeooo:rsid="007aad42"/>
    </style:style>
    <style:style style:name="T157" style:family="text">
      <style:text-properties officeooo:rsid="007bd289"/>
    </style:style>
    <style:style style:name="T158" style:family="text">
      <style:text-properties officeooo:rsid="007e24fe"/>
    </style:style>
    <style:style style:name="T159" style:family="text">
      <style:text-properties officeooo:rsid="00805519"/>
    </style:style>
    <style:style style:name="T160" style:family="text">
      <style:text-properties officeooo:rsid="008151f8"/>
    </style:style>
    <style:style style:name="T161" style:family="text">
      <style:text-properties officeooo:rsid="0081558d"/>
    </style:style>
    <style:style style:name="T162" style:family="text">
      <style:text-properties officeooo:rsid="0084e4c6"/>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text:tab/>La biosphère<text:note text:id="ftn1" text:note-class="footnote"><text:note-citation>1</text:note-citation><text:note-body><text:p text:style-name="P2">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1"/></text:note-body></text:note> a connu <text:span text:style-name="T74">plusieurs</text:span> crises d'extinction d<text:span text:style-name="T127">'</text:span>espèces. Il y a deux cent cinquante <text:span text:style-name="T74">millions</text:span> d'années, par exemple, la crise du <text:span text:style-name="T75">P</text:span>ermien a entraîné la disparition de 50 % des espèces animal<text:span text:style-name="T75">es</text:span> terrestre et <text:s/><text:span text:style-name="T75">de </text:span>95 % des animaux marins<text:note text:id="ftn2" text:note-class="footnote"><text:note-citation>2</text:note-citation><text:note-body><text:p text:style-name="P3">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100">super volcan</text:span> ; 4/ l'extinction à la jonction trias-jurassique, il y a 215 mA ; 5/ l'extinction de la fin du mésozoïque, il y a 65,5 mA. François RAMADE, dans <text:span text:style-name="T49">Le Grand Massacre. L’avenir des espèces vivantes</text:span><text:span text:style-name="T1">, (cité In., Laurent TESTOT, « Les crises écologiques », </text:span><text:span text:style-name="T49">Sciences Humaines</text:span><text:span text:style-name="T1">, </text:span><text:span text:style-name="T5">numéro spécial, n°247, avril 2013.</text:span></text:p><text:p text:style-name="P16"/></text:note-body></text:note>. <text:span text:style-name="T74">Le </text:span><text:span text:style-name="T50">Rapport de l'évaluation des écosystèmes pour le millénaire,</text:span><text:span text:style-name="T74"> remis au secrétaire général de l'Organisation des Nations Unis (ONU) en 2005 établit qu'une nouvelle crise d'extinction est en cours du fait des activités humaines</text:span><text:span text:style-name="T74"><text:note text:id="ftn3" text:note-class="footnote"><text:note-citation>3</text:note-citation><text:note-body><text:p text:style-name="P4">Millennium Ecosystem Assessment, <text:span text:style-name="T49">Ecosystems and Human Well-being: Biodiversity Synthesis,</text:span> World Resources Institute, Washington, DC. <text:s/>2005, p. 2</text:p><text:p text:style-name="P29"/></text:note-body></text:note></text:span><text:span text:style-name="T74">. C'est la première crise d'extinction d’origine anthropique. Une différence majeure apparaît par rapport aux crises précédentes : le rythme d'extinction des espèces est <text:s/>cent fois plus rapide que le rythme d'extinction naturel</text:span><text:span text:style-name="T74"><text:note text:id="ftn4" text:note-class="footnote"><text:note-citation>4</text:note-citation><text:note-body><text:p text:style-name="P4">Millennium Ecosystem Assessment, <text:span text:style-name="T49">Ecosystems and Human Well-being: Biodiversity Synthesis,</text:span> Op. Cit., p. 44</text:p></text:note-body></text:note></text:span><text:span text:style-name="T74">. L'espèce humaine, par son activité serait devenue l'équivalent d'une force géologique capable de modifier l'état de la faune et de la flore. L'anthropocène aurait succédé à l'holocène</text:span><text:span text:style-name="T74"><text:note text:id="ftn5" text:note-class="footnote"><text:note-citation>5</text:note-citation><text:note-body><text:p text:style-name="P13">La thèse selon laquelle, la Terre serait entrée dans une nouvelle époque géologique depuis la révolution industrielle, l'anthropocène, développée par Christophe BONNEUIL et Jean Baptiste FRESSOZ dans <text:span text:style-name="T49">L'évènement Anthropocène. La terre, l'histoire et nous</text:span><text:span text:style-name="T1"> (Seuil, 2013, Paris, 320 p.).</text:span></text:p><text:p text:style-name="P17"/></text:note-body></text:note></text:span><text:span text:style-name="T74">.</text:span></text:p>
      <text:p text:style-name="P49"><text:tab/><text:span text:style-name="T75">La </text:span><text:span text:style-name="T68">maîtrise</text:span><text:span text:style-name="T75"> humaine sur l'environnement</text:span><text:span text:style-name="T75"><text:note text:id="ftn6" text:note-class="footnote"><text:note-citation>6</text:note-citation><text:note-body><text:p text:style-name="P14"><text:span text:style-name="T107">Nous empruntons l'expression « maitrise de la nature » à la formule de René DESCARTES : </text:span>« <text:span text:style-name="T57">[...]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107"> ». René DESCARTES, </text:span><text:span text:style-name="T57">Discours de la méthode</text:span><text:span text:style-name="T107">, 6e partie, Bibliothèque de la Pléiade, Éd. Gallimard, 1966, p. 168.</text:span></text:p><text:p text:style-name="P14"/></text:note-body></text:note></text:span><text:span text:style-name="T75">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Depuis lors, l'humanité, et en particulier l'occident, n'a cessé de procéder à l'augmentation de la production et de la consommation de biens. Le produit intérieur brut</text:span><text:span text:style-name="T75"><text:note text:id="ftn7" text:note-class="footnote"><text:note-citation>7</text:note-citation><text:note-body><text:p text:style-name="P34">Le Produit intérieur brut (PIB) est l'indicateur usuel du niveau de production, et par extension du niveau de développement. </text:p><text:p text:style-name="Footnote"/></text:note-body></text:note></text:span><text:span text:style-name="T75"> (PIB) mondial en parité de pouvoir d'achat de 1870 est estimé à 1 101 369 millions de dollars. Il s’élève en 2010 à 74 004 249 millions de dollars. Le niveau de richesse mondial a été donc été multiplié par plus de soixante dix</text:span><text:span text:style-name="T75"><text:note text:id="ftn8" text:note-class="footnote"><text:note-citation>8</text:note-citation><text:note-body><text:p text:style-name="P28">Angus MADDISON, <text:span text:style-name="T49">L'Économie mondiale : une perspective millénaire</text:span>, éd. OCDE, Paris, 400 p.</text:p><text:p text:style-name="P28"/></text:note-body></text:note></text:span><text:span text:style-name="T75">. Dans le même temps, la population mondiale a été multiplié par </text:span><text:soft-page-break/><text:span text:style-name="T75">sept</text:span><text:span text:style-name="T75"><text:note text:id="ftn9" text:note-class="footnote"><text:note-citation>9</text:note-citation><text:note-body><text:p text:style-name="P29">Le US Census Bureau estime que la population était d'environ un milliard d'habitants en 1850. La population mondiale aurait dépassé sept milliards en 2011. <text:s/><text:a xlink:type="simple" xlink:href="http://www.census.gov/population/international/data/worldpop/table_history.php">http://www.census.gov/population/international/data/worldpop/table_history.php</text:a> . </text:p></text:note-body></text:note></text:span><text:span text:style-name="T75">. Cette croissance économique exponentielle est concomitante avec la maîtrise de l'homme, par l'intermédiaire de la science et de la technique sur l'ensemble de la biosphère ainsi que, sur l'espace.</text:span></text:p>
      <text:p text:style-name="P64"><text:tab/><text:span text:style-name="T107">La dite maîtrise n'est cependant pas totale, et les relations entre l'Homme et la Nature apparaissent davantage comme étant dialectiques. En plus, des impacts accidentels symbolisés par des catastrophes dites industrielles</text:span><text:span text:style-name="T107"><text:note text:id="ftn10" text:note-class="footnote"><text:note-citation>10</text:note-citation><text:note-body><text:p text:style-name="P5">Pour un éclairage sur la notion de catastrophe, voir, Jean-Pierre DUPUY, <text:span text:style-name="T49">Petite métaphysique des tsunamis</text:span><text:span text:style-name="T1">, <text:s/>Seuil, 2005, Paris, 106 p.</text:span></text:p><text:p text:style-name="P18"/></text:note-body></text:note></text:span><text:span text:style-name="T107">, telles que les accidents de Seveso en 1976, de Boph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50"><text:tab/><text:span text:style-name="T155">La structure économique moderne, basée sur la production et la consommation sans cesse croissante de biens et de services n'est pas soutenable dans le cadre fini de la planète Terre</text:span><text:span text:style-name="T155"><text:note text:id="ftn11" text:note-class="footnote"><text:note-citation>11</text:note-citation><text:note-body><text:p text:style-name="P6">La limite ontologique des modes de production et de consommation basés par la croissance dans le cadre d'une planète aux ressources limitées a été démontrée par l'économiste Nicholas GEORGESCU-ROEGEN dans <text:span text:style-name="T49">La décroissance. Entropie, écologie, économie</text:span>, éd. Sang de la Terre et Ellébore, 2006.</text:p><text:p text:style-name="P6"/><text:p text:style-name="P5">La finitude des ressources terrestre peut être mesurée par des indicateurs tels que l'empreinte écologique. L'empreinte écologique <text:span text:style-name="T83">est la surface nécessaire à la satisfaction des besoins d'un groupe d'individus. Il faudrait plus de deux planètes si l'ensemble de la population humaine vivait comme les français.</text:span></text:p><text:p text:style-name="P5"/></text:note-body></text:note></text:span><text:span text:style-name="T155">. Elle détruit la Nature pourtant indispensable à la vie humaine terrestre, en ce qu'elle concourt à des « services écosystémiques ». C'est ce que pointe dès</text:span><text:span text:style-name="T77"> 1972, l</text:span><text:span text:style-name="T78">e rapport </text:span><text:span text:style-name="T80">The limits to growth - Halte à la croissance ?</text:span><text:span text:style-name="T78"> </text:span><text:span text:style-name="T77">publié </text:span><text:span text:style-name="T79">sous la direction de Dennis MEADOWS, </text:span><text:span text:style-name="T77">par le Club de Rome. </text:span><text:span text:style-name="T76">Les services écosystémiques désignent les bénéfices obtenus par l'homme, qui sont produits par des interactions au sein de l'écosystème</text:span><text:span text:style-name="T76"><text:note text:id="ftn12" text:note-class="footnote"><text:note-citation>12</text:note-citation><text:note-body><text:p text:style-name="P30"><text:span text:style-name="T104">Opoprtunities and challenges for business and Industry, p.</text:span> 3</text:p><text:p text:style-name="P30"/></text:note-body></text:note></text:span><text:span text:style-name="T76">. Une forêt, une prairie, une mangrove fournissent des services différents qui permettent le bien-être culturel, spirituel, social, récréatif, sanitaire ou économique. Une difficulté du système économique est de parvenir à tenir compte des externalités positives issues <text:s/>de la biosphère et d'extraire les externalités négatives pourtant calculées dans le niveau de production ou de bien-être. Ainsi, le rôle des insectes pollinisateur n'entre pas dans le cadre du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text:span><text:soft-page-break/><text:span text:style-name="T76">pective d'une société sans croissance est repoussée.</text:span></text:p>
      <text:p text:style-name="P42"><text:tab/><text:span text:style-name="T151">La solution retenue pour protéger des </text:span>écosystèmes, <text:span text:style-name="T108">qui sont mal pris en compte dans le système économique marchand actuel</text:span><text:span text:style-name="T108"><text:note text:id="ftn13" text:note-class="footnote"><text:note-citation>13</text:note-citation><text:note-body><text:p text:style-name="P15">PIGOU</text:p></text:note-body></text:note></text:span><text:span text:style-name="T108">,</text:span> <text:span text:style-name="T151">est recherchée dans des mécanismes d'évitement des impacts ou de réduction des impacts</text:span>. <text:span text:style-name="T82">C'est ce que souligne en 1987 le rapport </text:span><text:span text:style-name="T51">Notre avenir à tous</text:span><text:span text:style-name="T3"> rédigé par la Commission mondiale sur l'environnement et le développement de l'Organisation des Nations Unies (ONU), sous la présidence de Gro </text:span><text:span text:style-name="T31">Harlem </text:span><text:span text:style-name="T3">BRUNDTLAND. Ce rapport établit qu'il serait possible de concilier le développement économique, le bien-être social et la préservation de l'environnement dans le cadre d'un développement </text:span><text:span text:style-name="T2">dit </text:span><text:span text:style-name="T51">soutenable</text:span><text:span text:style-name="T3"> ou </text:span><text:span text:style-name="T51">durable</text:span><text:span text:style-name="T3">. </text:span><text:span text:style-name="T2">Un </text:span><text:span text:style-name="T6">tel développement</text:span><text:span text:style-name="T2"> « </text:span><text:span text:style-name="T52">répond</text:span><text:span text:style-name="T54">[rait]</text:span><text:span text:style-name="T52"> aux besoins du présent sans compromettre la capacité des générations futures de répondre aux leurs</text:span><text:span text:style-name="T2"> »</text:span><text:span text:style-name="T2"><text:note text:id="ftn14" text:note-class="footnote"><text:note-citation>14</text:note-citation><text:note-body><text:p text:style-name="Footnote"/></text:note-body></text:note></text:span><text:span text:style-name="T2">. </text:span><text:span text:style-name="T6">La réalisation d'un tel programme repose</text:span><text:span text:style-name="T34">, nota</text:span><text:span text:style-name="T6">mment, sur des mécanismes « </text:span><text:span text:style-name="T58">encourageant</text:span><text:span text:style-name="T54"> les entreprises à investir dans des mesures préventives, curatives ou compensatoire</text:span><text:span text:style-name="T55">s</text:span><text:span text:style-name="T6"> »</text:span><text:span text:style-name="T6"><text:note text:id="ftn15" text:note-class="footnote"><text:note-citation>15</text:note-citation><text:note-body><text:p text:style-name="P8">Rapport Brundtmand, p. 179.</text:p></text:note-body></text:note></text:span><text:span text:style-name="T6">. </text:span></text:p>
      <text:p text:style-name="P42"><text:span text:style-name="T6"><text:tab/>L</text:span><text:span text:style-name="T2">a perspective d'un développement durable </text:span><text:span text:style-name="T6">est critiqué</text:span><text:span text:style-name="T12">e</text:span><text:span text:style-name="T2">, </text:span><text:span text:style-name="T6">en tant qu'il </text:span><text:span text:style-name="T4">consiste à </text:span><text:span text:style-name="T12">aménager et prolonger</text:span><text:span text:style-name="T4"> </text:span><text:span text:style-name="T12">un</text:span><text:span text:style-name="T4"> système économiqu</text:span><text:span text:style-name="T12">e responsable de la crise écologique</text:span><text:span text:style-name="T4">. L'économiste Serge LATOUCHE souligne </text:span><text:span text:style-name="T6">l</text:span><text:span text:style-name="T27">e paradoxe de l'</text:span><text:span text:style-name="T6">'oxymore « développement durable » </text:span><text:span text:style-name="T4">à travers une formule d'un ancien président américain. En 2002, George W. BUSH aurait affirm</text:span><text:span text:style-name="T31">é</text:span><text:span text:style-name="T4"> : « </text:span><text:span text:style-name="T53">Parce qu’elle est la clef du progrès environnemental, parce qu’elle fournit les ressources permettant d’investir dans les technologies propres, la croissance est la solution, non le problème</text:span><text:span text:style-name="T4"> »</text:span><text:span text:style-name="T4"><text:note text:id="ftn16" text:note-class="footnote"><text:note-citation>16</text:note-citation><text:note-body><text:p text:style-name="P9">Serge LATOUCHE, « Pour une société de décroissance », <text:span text:style-name="T49">Le Monde Diplomatique</text:span><text:span text:style-name="T1">, novembre 2003.</text:span></text:p><text:p text:style-name="P19"/></text:note-body></text:note></text:span><text:span text:style-name="T4">.</text:span></text:p>
      <text:p text:style-name="P47"><text:tab/><text:span text:style-name="T100">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span></text:p>
      <text:p text:style-name="P44"><text:tab/><text:span text:style-name="T133">Il convient de distinguer les mesures d'évitement, de réduction et de compensation des impacts environnementaux. Ces outils interviennent successivement, et répondent à des objectifs différents.</text:span></text:p>
      <text:p text:style-name="P45"><text:tab/><text:span text:style-name="T133">Les mesures d'évitement sont les mesures qui sont prises le plus en amont afin de garantir qu'un projet «</text:span><text:span text:style-name="T70"> privilégie les solutions respectueuses de l'environnement en apportant la preuve qu'une décision alternative plus favorable à l'environnement est impossible à un coût raison</text:span><text:soft-page-break/><text:span text:style-name="T70">nable</text:span><text:span text:style-name="T133"> »</text:span><text:span text:style-name="T133"><text:note text:id="ftn17" text:note-class="footnote"><text:note-citation>17</text:note-citation><text:note-body><text:p text:style-name="P32"><text:span text:style-name="T104">Doctrine Nationale, p.</text:span> 8.</text:p></text:note-body></text:note></text:span><text:span text:style-name="T133">. Elles sont les seules mesures permettant de s'assurer avec certitude de la <text:s/>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 de localisation de choix technique, etc.) au projet à un coût économiquement acceptable au vue des intérêts à protéger. Il s'opère donc une balance des intérêts économiques et environnementaux.</text:span></text:p>
      <text:p text:style-name="P48"><text:tab/><text:span text:style-name="T133">Les mesures d'évitement ne suffisent pas à garantir l'autorisation du projet. Au contraire, un projet de moindre impact doit faire l'objet de mesures de réductions des impacts résiduels. La réduction ne porte que sur les enjeux environnementaux majeurs.</text:span></text:p>
      <text:p text:style-name="P55"><text:tab/>Les mesures <text:span text:style-name="T155">de réduction</text:span> <text:s/>interviennent dans un second temps. Elles sont élaborées à différents stades, au cours de l'élaboration du projet. Elles visent à ce que le projet <text:span text:style-name="T151">soit aménagé afin d'en supprimer au maximum les </text:span>impact<text:span text:style-name="T151">s</text:span> environnementa<text:span text:style-name="T151">ux « significatifs »</text:span>. </text:p>
      <text:p text:style-name="P56"><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text:span text:style-name="T156">existe donc une difficulté dans la notion d'</text:span>impact significatif. </text:p>
      <text:p text:style-name="P56"><text:tab/>Une mesure compensatoire est une « <text:span text:style-name="T49">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18" text:note-class="footnote"><text:note-citation>18</text:note-citation><text:note-body><text:p text:style-name="P26">Le point sur XXXXXXXXXXX. p. 1</text:p></text:note-body></text:note> </text:p>
      <text:p text:style-name="P54"><text:tab/><text:span text:style-name="T134">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span><text:span text:style-name="T134"><text:note text:id="ftn19" text:note-class="footnote"><text:note-citation>19</text:note-citation><text:note-body><text:p text:style-name="P35">Voir par exemple, <text:span text:style-name="T30">Déclaration « No biodiversity Offsets » : </text:span><text:a xlink:type="simple" xlink:href="http://no-biodiversity-offsets.makenoise.org/francais/"><text:span text:style-name="T30">http://no-biodiversity-offsets.makenoise.org/francais/</text:span></text:a></text:p></text:note-body></text:note></text:span><text:span text:style-name="T134">. Une compensation « ici » justifie-t-elle un impact « là » ? Les mesure compensatoires souffrent </text:span><text:span text:style-name="T72">a </text:span><text:span text:style-name="T28">fortiori </text:span><text:span text:style-name="T29">de</text:span><text:span text:style-name="T134"> difficultés méthodologiques et d'un manque d'unité.</text:span></text:p>
      <text:p text:style-name="P57"><text:tab/>Il en résulte une diversité de la compensation à travers le monde. En France, le développement d'un cadre réglementaire est récent. La compensation existe aujourd'hui dans le cadre éclaté de nombreuses procédures.</text:p>
      <text:p text:style-name="P53"/>
      <text:p text:style-name="P78"><text:soft-page-break/><text:span text:style-name="T117">A</text:span><text:span text:style-name="T116">. Approche comparative</text:span></text:p>
      <text:p text:style-name="P78"><text:tab/>Le Commissariat au développement durable a publié, en aout 2012, les résultats d'une consultation sur les pratiques de compensations de vingt-neuf Etats. Il apparaît que la compensation <text:span text:style-name="T128">est mise en œuvre dans une majorité d'Etats, mais n'est cependant pas universelle</text:span>. Elle est, <text:span text:style-name="T128">par exemple, </text:span>considérée comme un « droit à détruire la biodiversité » dans <text:span text:style-name="T156">des</text:span> pays comme le Kenya. Certains Etats ne disposent pas de la compétence technique nécessaire à sa mise en œuvre. <text:span text:style-name="T128">Dans les Etats où elles sont mises en œuvre, </text:span>les mesures <text:span text:style-name="T44">visant à restaurer ou recréer un milieu naturel en contrepartie d’un dommage à la biodiversité </text:span><text:span text:style-name="T43">sont </text:span><text:span text:style-name="T46">souvent </text:span><text:span text:style-name="T43">marginales par rapport aux mesures concernant la pollution de l'eau, ou les nuisances sonores. </text:span><text:span text:style-name="T45">L'évaluation de l'efficacité de la compensation est mitigé</text:span><text:span text:style-name="T46">e</text:span><text:span text:style-name="T45"><text:note text:id="ftn20" text:note-class="footnote"><text:note-citation>20</text:note-citation><text:note-body><text:p text:style-name="P23">Hélène SOYER et al., La compensation écologique état des lieux &amp; recommandations, Union internationale pour la conservation de la Nature France, 2011, Paris, <text:s/>p. XXX</text:p><text:p text:style-name="P23"/></text:note-body></text:note></text:span><text:span text:style-name="T45">.</text:span></text:p>
      <text:p text:style-name="P78"/>
      <text:p text:style-name="P78"><text:span text:style-name="T109">La compensation environnementale prend la forme de trois différents mécanismes</text:span><text:span text:style-name="T109"><text:note text:id="ftn21" text:note-class="footnote"><text:note-citation>21</text:note-citation><text:note-body><text:p text:style-name="P36"><text:span text:style-name="T1">« Standard on Biodiversity Offsets », </text:span>Business and Biodiversity Offsets Programme <text:span text:style-name="T1">(BBOP), 2012, Washington, D.C., p. </text:span><text:span text:style-name="T39">XXXX</text:span></text:p></text:note-body></text:note></text:span><text:span text:style-name="T109"> :</text:span></text:p>
      <text:list xml:id="list8225114970552298426" text:style-name="L2">
        <text:list-item>
          <text:p text:style-name="P130">la création d'un ou plusieurs fonds de compensation par un organisme tiers, souvent public, qui collecte et administre les montants des opérateurs économiques pour compenser les impacts de leur activité. Les <text:span text:style-name="T104">rémunérations</text:span> du fonds peuvent être allouées à des mesures de compensation directe, ou être intégré<text:span text:style-name="T156">e</text:span>s à des programmes de protection d'espaces naturels ou des programmes de recherche ;</text:p>
        </text:list-item>
        <text:list-item>
          <text:p text:style-name="P130">la mise en place d'une banque de compensation qui est en charge de la préservation ou de la restauration d'un site grâce à des <text:span text:style-name="T115">crédits</text:span> alloués par les opérateurs économiques afin de compenser les impacts de leurs projets ;</text:p>
        </text:list-item>
        <text:list-item>
          <text:p text:style-name="P130">la réalisation de mesures compensatoires individuelles par l'opérateur au titre de ses mesures compensatoires.</text:p>
        </text:list-item>
      </text:list>
      <text:p text:style-name="P51"><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text:span text:style-name="T156">nt</text:span> en Afrique.</text:p>
      <text:p text:style-name="P51"/>
      <text:p text:style-name="P74">1. Les approches nord-américaines <text:span text:style-name="T129">et australiennes</text:span> <text:s/><text:span text:style-name="T121">fondées sur des banques </text:span>de compensation</text:p>
      <text:p text:style-name="P83"><text:soft-page-break/><text:tab/>La compensation environnementale est très développée en Amérique du Nord, en particulier dans le cadre de programmes de protection des espèces, des écosystèmes fluviaux et des zones humides aux <text:span text:style-name="T156">États-Unis</text:span>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78"><text:tab/>Le système <text:s/><text:span text:style-name="T110">de compensation aux É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text:span><text:span text:style-name="T105">Clean Water Act</text:span><text:span text:style-name="T110"> (§404), sont pilotées au niveau fédéral mais leur mise en œuvre relève d'un niveau « régional »</text:span><text:span text:style-name="T110"><text:note text:id="ftn22" text:note-class="footnote"><text:note-citation>22</text:note-citation><text:note-body><text:p text:style-name="P36"><text:span text:style-name="T110"><text:s/>Le niveau régional se caractérise, par exemple, par l'existence de trente-huit districts du corps des Ingénieurs de l'Armée des États-Unis (« </text:span><text:span text:style-name="T59">US Army Corps of Engineers </text:span><text:span text:style-name="T13">»</text:span><text:span text:style-name="T110">) charger du contrôle des mesures compensatoires des impacts résiduels <text:s/>de projets sur les zones humides. </text:span><text:span text:style-name="T35">« Standard on Biodiversity Offsets », </text:span><text:span text:style-name="T153">Business and Biodiversity Offsets Programme </text:span><text:span text:style-name="T35">(BBOP), 2012, Washington, D.C., p. </text:span><text:span text:style-name="T36">« Standard on Biodiversity Offsets », Business and Biodiversity Offsets Programme (BBOP), 2012, Washington, D.C., p</text:span><text:span text:style-name="T153">. </text:span><text:span text:style-name="T154">1</text:span><text:span text:style-name="T153">1.</text:span></text:p></text:note-body></text:note></text:span><text:span text:style-name="T110">. Dans le cadre de l'objectif « pas de perte nette » (« </text:span><text:span text:style-name="T60">no net loss </text:span><text:span text:style-name="T14">»),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5">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78"><text:tab/><text:span text:style-name="T114">En Australie, la mise en place des mesures compensatoires est réalisée au niveau des Etats. Les mesures compensatoires utilisent des mécanismes originaux. Le programme </text:span><text:span text:style-name="T63">Bushbroker</text:span><text:span text:style-name="T18"> dans l’État de Victoria, </text:span><text:span text:style-name="T19">par exemple,</text:span><text:span text:style-name="T18"> établi</text:span><text:span text:style-name="T32">t</text:span><text:span text:style-name="T18"> que les mesures compensatoires doivent permettre de réaliser un gain net de biodiversité (« </text:span><text:span text:style-name="T63">net gain </text:span><text:span text:style-name="T18">») pour la végétation native dans le cadre de projets entra</text:span><text:span text:style-name="T32">î</text:span><text:span text:style-name="T18">nant le défrichement de végétation native. Les mesures compensatoires sont déterminées sur la base de la méthodologie « </text:span><text:span text:style-name="T63">Habitat hectares </text:span><text:span text:style-name="T18">» combinant la mesure de la superficie de la zone impactée et la qualité de la biodiversité établie sur la base des habitats d'espèces. </text:span></text:p>
      <text:p text:style-name="P78"><text:span text:style-name="T19"><text:tab/></text:span><text:span text:style-name="T20">L'exemple australien est intéressant par l'expérimentation de méthodes d'évaluation des pertes et gains écologiques, et par l'importance du niveau régional. </text:span><text:span text:style-name="T19">Il semblerait </text:span><text:span text:style-name="T20">cependant</text:span><text:span text:style-name="T19"> que le suivi des mesures </text:span><text:span text:style-name="T32">ne soit</text:span><text:span text:style-name="T19"> pas suffisant, étant donné l'existence d'espèces invasives. La législation </text:span><text:soft-page-break/><text:span text:style-name="T19">minière peut par ailleurs outrepasser toute autre législation, mettant à mal l'effectivité de la compensation environnementale.</text:span></text:p>
      <text:p text:style-name="P76"/>
      <text:p text:style-name="P68">2. <text:span text:style-name="T121">Le développement de mécanismes de compensation sectorielle en Amérique Latine, en Asie et en Europe</text:span></text:p>
      <text:p text:style-name="P78"><text:tab/>En Amérique Latine, <text:span text:style-name="T113">en Asie,</text:span> ainsi qu'en Europe la compensation environnementale s'inscrit principalement dans le cadre de l'étude d'impact environnementale. <text:span text:style-name="T111">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text:span text:style-name="T61">« Codigo forestal </text:span><text:span text:style-name="T16">»), les propriétaires sont tenus de conserver un pourcentage de la végétation de leur terrain. Si des opérations de défrichement entra</text:span><text:span text:style-name="T32">î</text:span><text:span text:style-name="T16">nent un taux de végétation inférieur au seuil autorisé, le propriétaire doit indemniser un propriétaire-tiers qui respecte la réglementation. Ce système </text:span><text:span text:style-name="T20">ne consiste donc pas en une compensation en nature mais dans le paiement des services environnementaux</text:span><text:span text:style-name="T16">. Le Brésil rencontre des difficultés à assurer l'exécution de la réglementation</text:span><text:span text:style-name="T16"><text:note text:id="ftn23" text:note-class="footnote"><text:note-citation>23</text:note-citation><text:note-body><text:p text:style-name="P37"><text:span text:style-name="T1">« Standard on Biodiversity Offsets », </text:span>Business and Biodiversity Offsets Programme <text:span text:style-name="T1">(BBOP), 2012, Washington, D.C., </text:span>p. 30</text:p><text:p text:style-name="P37"/></text:note-body></text:note></text:span><text:span text:style-name="T16">. </text:span></text:p>
      <text:p text:style-name="P81"><text:span text:style-name="T16"><text:tab/></text:span><text:span text:style-name="T17">E</text:span><text:span text:style-name="T110">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 qui établit les Règlements de compensation des impacts (« </text:span><text:span text:style-name="T62">Eingriffsregelung</text:span><text:span text:style-name="T112"> »). La compensation environnementale couvre l'ensemble des projets impactant le patrimoine naturel, y compris les paysages</text:span><text:span text:style-name="T112"><text:note text:id="ftn24" text:note-class="footnote"><text:note-citation>24</text:note-citation><text:note-body><text:p text:style-name="Footnote">Darbi, M.; et al., <text:span text:style-name="T49">International Approaches to Compensation for Impacts on Biological Diversity</text:span>. Rapport final, <text:span text:style-name="T113">pp. 24-26.</text:span></text:p></text:note-body></text:note></text:span><text:span text:style-name="T112">. La valeur du biotope est pré-définie dans des listes au niveau des </text:span><text:span text:style-name="Police_20_par_20_défaut"><text:span text:style-name="T64">länders</text:span></text:span><text:span text:style-name="T20">. Cette fixation publique de la valeur de la biodiversité différencie la valeur avant l'impact et la valeur prospective après l'impact environnemental.</text:span></text:p>
      <text:p text:style-name="P84"/>
      <text:p text:style-name="P73"><text:span text:style-name="T20">3. </text:span><text:span text:style-name="T1">L'émergence de la compensation environnementale en Afrique</text:span></text:p>
      <text:p text:style-name="P59"><text:tab/>En Afrique, en Afrique-du-Sud, en Ouganda et à Madagascar des systèmes de compensation environnementale sont émergents. En Afrique du Sud, par exemple, le système est fondé sur l'étude d'impact environnementale issue du <text:span text:style-name="T156">Règlement</text:span> national de gestion de l'environnement 107 de 1998 (National Environmental Management Act 107 of 1998 – <text:soft-page-break/>NEMA). Le <text:span text:style-name="T156">Règlement</text:span> NEMA établi<text:span text:style-name="T156">t</text:span> que les impacts significatifs sur la biodiversité doivent être évités, minimisés et corrigés, la correction étant entendue comme une compensation des impacts résiduels. Il s'agit d'un système de compensation individuel.</text:p>
      <text:p text:style-name="P61">Ces exemples sont intéressants mais vos (votre ?) référence(s) apparai(ssen)t trop tardivement, et l’on aurait souhaité trouver des dates et intitulés de textes</text:p>
      <text:p text:style-name="P58"><text:span text:style-name="T117">B</text:span><text:span text:style-name="T116">. Construction progressive d'un cadre juridique pour les mesures compensatoires </text:span><text:span text:style-name="T118">en France</text:span></text:p>
      <text:p text:style-name="P60"/>
      <text:p text:style-name="P43"><text:tab/><text:span text:style-name="T129">En France, comme dans de nombreux pays, les mesures compensatoires sont effectives depuis <text:s/>moins longtemps que les mesures d'évitement et de réduction. À ce titre, la compensation écologique a longtemps été le parent pauvre des projets. L'évolution du cadre réglementaire a été progressive. Le <text:s/>cadre de la compensation est solide depuis 2011. </text:span></text:p>
      <text:p text:style-name="P52"><text:tab/>Les mesures compensatoires sont principalement mises en œuvre individuellement par les porteurs de projet. Depuis 2008, la CDC Biodiversité, créée par la Caisse des dépôts et consignation<text:span text:style-name="T156">s</text:span> opère comme banque de compensation. CDC Biodiversité est un projet pilote qui vise à transposer le modèle de marché d'émission de gaz à effet de serre.</text:p>
      <text:p text:style-name="P46"/>
      <text:p text:style-name="P65"/>
      <text:p text:style-name="P67">1. L<text:span text:style-name="T157">e</text:span> <text:span text:style-name="T157">lent développement du cadre juridique </text:span>des mesures compensatoires dans les études d'impact environnementales <text:span text:style-name="T157">à partir de 1976</text:span></text:p>
      <text:p text:style-name="P62"/>
      <text:p text:style-name="P63"><text:span text:style-name="T84"><text:tab/></text:span><text:span text:style-name="T95">La loi n°76-629 </text:span><text:span text:style-name="T96">du 10 juillet 1976 </text:span><text:span text:style-name="T95">relative à la protection de la Nature</text:span><text:span text:style-name="T95"><text:note text:id="ftn25" text:note-class="footnote"><text:note-citation>25</text:note-citation><text:note-body><text:p text:style-name="P38">REFERENCE AU JO</text:p></text:note-body></text:note></text:span><text:span text:style-name="T95"> </text:span><text:span text:style-name="T97">faisait</text:span><text:span text:style-name="T95"> pourtant apparaître les mesures compensatoires </text:span><text:span text:style-name="T98">pour tous les « </text:span><text:span text:style-name="T94">travaux et projets d'aménagement qui sont entrepris par une collectivité publique ou qui nécessitent une autorisation ou une décision d'approbation ainsi que les documents d'urbanisme </text:span><text:span text:style-name="T91">»</text:span><text:span text:style-name="T95">. Elle d</text:span><text:span text:style-name="T92">ispos</text:span><text:span text:style-name="T93">e</text:span><text:span text:style-name="T92"> que l'étude d'impact mentionn</text:span><text:span text:style-name="T93">e</text:span><text:span text:style-name="T92"> les mesures pouvant supprimer ou réduire et si possible compenser les conséquence</text:span><text:span text:style-name="T93">s</text:span><text:span text:style-name="T92"> du projet pour l'environnement. </text:span><text:span text:style-name="T93">Elle n'instaure cependant pas d'obligation de mise en œuvre de la </text:span><text:span text:style-name="T92">compensation, </text:span><text:span text:style-name="T93">mais la seule mention dans l'étude d'impact</text:span><text:span text:style-name="T99"><text:note text:id="ftn26" text:note-class="footnote"><text:note-citation>26</text:note-citation><text:note-body><text:p text:style-name="P10">Loi n° 76-629 relative à la protection de la nature, Art. 2.</text:p><text:p text:style-name="P10"/></text:note-body></text:note></text:span><text:span text:style-name="T99">. </text:span></text:p>
      <text:p text:style-name="P63"><text:soft-page-break/><text:span text:style-name="T85"><text:tab/></text:span><text:span text:style-name="T86">Le Décret n°77-1141 </text:span><text:span text:style-name="T90">du 12 Octobre 1977</text:span><text:span text:style-name="T90"><text:note text:id="ftn27" text:note-class="footnote"><text:note-citation>27</text:note-citation><text:note-body><text:p text:style-name="P38">REFERENCE AU JO</text:p></text:note-body></text:note></text:span><text:span text:style-name="T90"> </text:span><text:span text:style-name="T86">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87">Le Décret n°77-1141 renvoie vers des arrêtés interministériels, qui ont été rarement pris, </text:span><text:span text:style-name="T89">la </text:span><text:span text:style-name="T88">précis</text:span><text:span text:style-name="T89">ion du contenu des mesures compensatoires</text:span><text:span text:style-name="T88"> </text:span><text:span text:style-name="T89">pour certaines catégories d'ouvrage</text:span><text:span text:style-name="T90">s</text:span><text:span text:style-name="T87">. </text:span></text:p>
      <text:p text:style-name="P41"><text:tab/><text:span text:style-name="T106">Pour la cons</text:span><text:span text:style-name="T119">truction des autoroutes du Sud de la France, seuls les arrêtés préfectoraux pour un tronçon de moins de cinquante kilomètres entre Balbigny et La Tour de Salvagny mentionnent l'obligation de réaliser des mesures compensatoires avant la mise en service de l'autoroute</text:span><text:span text:style-name="T119"><text:note text:id="ftn28" text:note-class="footnote"><text:note-citation>28</text:note-citation><text:note-body><text:p text:style-name="P24">Sylvie VANPEENE-BRUHIER, Pierre-André PISSARD et Christelle BASSI, « Mesures compensatoires des atteintes à l'environnement dans les projets d'infrastructures : des nouvelles exigences réglementaires pour une amélioration des pratiques », <text:span text:style-name="T49">Sciences Eaux et Territoires la revue d'Irstea</text:span><text:span text:style-name="T1">, Article hors-série numéro 9– 2013, p</text:span>. 2 </text:p></text:note-body></text:note></text:span><text:span text:style-name="T119">.</text:span></text:p>
      <text:p text:style-name="P41"><text:tab/></text:p>
      <text:p text:style-name="P66">2. La nouvelle impulsion <text:s/>issue du Droit communautaire</text:p>
      <text:p text:style-name="P40"><text:tab/><text:span text:style-name="T102">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span><text:span text:style-name="T102"><text:note text:id="ftn29" text:note-class="footnote"><text:note-citation>29</text:note-citation><text:note-body><text:p text:style-name="P38"><text:s/>Ordonnance n° 2001-321 du 11 avril 2001 relative à la transposition de directives communautaires et à la mise en œuvre de certaines dispositions du droit communautaire dans le domaine de l'environnement., publiée au Journal Officiel le 14 avril 2001.</text:p></text:note-body></text:note></text:span><text:span text:style-name="T102"> modifie la section du Code de l'environnement relative aux sites Natura 2000 afin que « l</text:span><text:span text:style-name="T56">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0">»</text:span><text:span text:style-name="T10"><text:note text:id="ftn30" text:note-class="footnote"><text:note-citation>30</text:note-citation><text:note-body><text:p text:style-name="P12"><text:span text:style-name="T7">Code de l'environnement, art. L. </text:span><text:span text:style-name="T11">414-4.</text:span></text:p><text:p text:style-name="P11"/></text:note-body></text:note></text:span><text:span text:style-name="T10"> . À l'issue de l'étude d'incidences, des mesures compensatoires sont prises pour maintenir le bon état écologique du site</text:span><text:span text:style-name="T10"><text:note text:id="ftn31" text:note-class="footnote"><text:note-citation>31</text:note-citation><text:note-body><text:p text:style-name="P12"><text:span text:style-name="T7">Code de l'environnement, art. L. </text:span><text:span text:style-name="T11">414-4.</text:span></text:p><text:p text:style-name="P11"/></text:note-body></text:note></text:span><text:span text:style-name="T10"> . </text:span></text:p>
      <text:p text:style-name="P39"/>
      <text:p text:style-name="P66">3. La consécration <text:span text:style-name="T130">réglementaire</text:span> des mesures compensatoires par le Grenelle de l'environnement</text:p>
      <text:p text:style-name="P121"/>
      <text:p text:style-name="P77"><text:tab/><text:span text:style-name="T101">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text:span><text:soft-page-break/><text:span text:style-name="T7">protégée</text:span><text:span text:style-name="T7"><text:note text:id="ftn32" text:note-class="footnote"><text:note-citation>32</text:note-citation><text:note-body><text:p text:style-name="P20">Code de l'environnement, art. L 411-1 et 411-2.</text:p><text:p text:style-name="P20"/></text:note-body></text:note></text:span><text:span text:style-name="T7">, </text:span><text:span text:style-name="T8">pour </text:span><text:span text:style-name="T7">l’application des procédures</text:span><text:span text:style-name="T40"> de la loi sur l’eau</text:span><text:span text:style-name="T40"><text:note text:id="ftn33" text:note-class="footnote"><text:note-citation>33</text:note-citation><text:note-body><text:p text:style-name="P21">Code de l'environnement, art. <text:s/>R. 214-6.</text:p><text:p text:style-name="P21"/></text:note-body></text:note></text:span><text:span text:style-name="T40"> et </text:span><text:span text:style-name="T38">pour</text:span><text:span text:style-name="T40"> le</text:span><text:span text:style-name="T38">s projets de</text:span><text:span text:style-name="T40"> défrichement</text:span><text:span text:style-name="T40"><text:note text:id="ftn34" text:note-class="footnote"><text:note-citation>34</text:note-citation><text:note-body><text:p text:style-name="P20">Code forestier, art. 311-1 à 5.</text:p><text:p text:style-name="P20"/></text:note-body></text:note></text:span><text:span text:style-name="T40">. </text:span><text:span text:style-name="T41">Sylvie VANPEENE-BRUHIER </text:span><text:span text:style-name="T38">souligne que la nature ordinaire ne fait jusqu'alors pas l'objet d'étude d'impact. Seuls les espaces et les espèces protégés sont pris en comte</text:span><text:span text:style-name="T38"><text:note text:id="ftn35" text:note-class="footnote"><text:note-citation>35</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49">Sciences Eaux et Territoires la revue d'Irstea</text:span><text:span text:style-name="T1">, Article hors-série numéro 9– 2013, p. </text:span><text:span text:style-name="T9">3.</text:span></text:p></text:note-body></text:note></text:span><text:span text:style-name="T38">. </text:span><text:span text:style-name="T42">NATURE ORDINAIRE</text:span></text:p>
      <text:p text:style-name="P82"><text:tab/>La loi n°2009-967 <text:span text:style-name="T158">du 3 août 2009 <text:s/></text:span>de programmation relative à la mise en œuvre du Grenelle de l'environnement<text:note text:id="ftn36" text:note-class="footnote"><text:note-citation>36</text:note-citation><text:note-body><text:p text:style-name="P38"><text:s/>LOI n° 2009-967 du 3 août 2009 de programmation relative à la mise en œuvre du Grenelle de l'environnement, publiée au Journal Officiel du 5 août 2009.</text:p></text:note-body></text:note> fixe des objectifs de compensation des atteintes aux continuités écologiques. Ainsi, les mesures compensatoires pourront s'appliquer à la nature ordinaire, en raison des services écologiques qu'elle rend.</text:p>
      <text:p text:style-name="P79"><text:tab/><text:span text:style-name="T103">Le régime des mesures compensatoires a été largement revu dans le cadre de la réforme opérée par la loi n° 2010-788 du 12 juillet 2010 portant engagement national pour l'environnement</text:span><text:span text:style-name="T103"><text:note text:id="ftn37" text:note-class="footnote"><text:note-citation>37</text:note-citation><text:note-body><text:p text:style-name="P38"><text:s/>LOI n° 2010-788 du 12 juillet 2010 portant engagement national pour l'environnement, publiée au Journal Officiel du 13 juillet 2010.</text:p></text:note-body></text:note></text:span><text:span text:style-name="T103">,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text:span><text:span text:style-name="T103"><text:note text:id="ftn38" text:note-class="footnote"><text:note-citation>38</text:note-citation><text:note-body><text:p text:style-name="Footnote"><text:s/>Décret n° 2011-2019 du 29 décembre 2011 portant réforme des études d'impact des projets de travaux, d'ouvrages ou d'aménagements, <text:span text:style-name="T158">publiée au Journal Officiel du 30 décembre 2011.</text:span></text:p></text:note-body></text:note></text:span><text:span text:style-name="T103">.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text:s/>d'une amélioration des pratiques des pétitionnaires</text:span><text:span text:style-name="T103"><text:note text:id="ftn39" text:note-class="footnote"><text:note-citation>39</text:note-citation><text:note-body><text:p text:style-name="P27">Sylvie VANPEENE-BRUHIER, Pierre-André PISSARD et Christelle BASSI, « Mesures compensatoires des atteintes à l'environnement dans les projets d'infrastructures : des nouvelles exigences réglementaires pour une amélioration des pratiques », <text:span text:style-name="T49">Sciences Eaux et Territoires la revue d'Irstea</text:span><text:span text:style-name="T1">, Article hors-série numéro 9– 2013, </text:span><text:span text:style-name="T37">p. </text:span><text:span text:style-name="T38">3.</text:span></text:p><text:p text:style-name="P22"/></text:note-body></text:note></text:span><text:span text:style-name="T103">.</text:span></text:p>
      <text:p text:style-name="P77"/>
      <text:p text:style-name="P87">C. Cadre réglementaire de la compensation</text:p>
      <text:p text:style-name="P85"/>
      <text:p text:style-name="P86"><text:soft-page-break/><text:tab/><text:span text:style-name="T126">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span></text:p>
      <text:p text:style-name="P94"><text:span text:style-name="T1"><text:tab/></text:span><text:span text:style-name="T25">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65">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25"> »</text:span><text:span text:style-name="T25"><text:note text:id="ftn40" text:note-class="footnote"><text:note-citation>40</text:note-citation><text:note-body><text:p text:style-name="P31"><text:span text:style-name="T104">Doctrine Nationale p.</text:span> 10.</text:p></text:note-body></text:note></text:span><text:span text:style-name="T25">.</text:span></text:p>
      <text:p text:style-name="P86"/>
      <text:p text:style-name="P75">1. Le cadre <text:span text:style-name="T130">commun</text:span> de la compensation</text:p>
      <text:p text:style-name="P95"><text:tab/> La compensation figure, en premier lieu, dans le contenu de l'étude d'impact environnementale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 </text:p>
      <text:p text:style-name="P69"><text:span text:style-name="T126">« </text:span><text:span text:style-name="T66">L</text:span><text:span text:style-name="T67">'étude d'impact présente [...] 7° Les mesures prévues par le pétitionnaire ou le maître de l'ouvrage pour :</text:span></text:p>
      <text:p text:style-name="P70">-éviter les effets négatifs notables du projet sur l'environnement ou la santé humaine et réduire les effets n'ayant pu être évités ;</text:p>
      <text:p text:style-name="P71"><text:span text:style-name="T49">-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span text:style-name="T1">».</text:span></text:p>
      <text:p text:style-name="P72">Dans le cadre de l'étude d'impact, la compensation s'applique à un champ large. Elle vise les impacts à la fois sur l'environnement et la santé humaine.</text:p>
      <text:p text:style-name="P88"><text:soft-page-break/><text:span text:style-name="T1"><text:tab/>L'étude d'impact doit comporter, par ailleurs, de nombreux éléments tels</text:span><text:span text:style-name="T22"> </text:span><text:span text:style-name="T23">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span></text:p>
      <text:p text:style-name="P80"><text:span text:style-name="T22"><text:tab/>Les mesures compensatoires figurent en outre dans le contenu </text:span><text:span text:style-name="T21">des documents d'aménagements ou travaux </text:span><text:span text:style-name="T24">déclarées ou </text:span><text:span text:style-name="T21">autorisées </text:span><text:span text:style-name="T24">au </text:span><text:span text:style-name="T28">titre</text:span><text:span text:style-name="T21"> d</text:span><text:span text:style-name="T23">e</text:span><text:span text:style-name="T21"> la loi sur l'eau. L'article L. 214-6 pour la demande d'autorisation et l'article L. 214-32 pour la déclaration requièrent d'inclure s'il y lieu l'indication des mesures compensatoires au document mentionnant par ailleurs </text:span><text:span text:style-name="T23">l</text:span><text:span text:style-name="T21">es incidences du projet sur la ressource eau, les incidences du projet sur les sites Natura 2000 au regard des objectifs de conservation de ces sites </text:span><text:span text:style-name="T23">ainsi que </text:span><text:span text:style-name="T21">la compatibilité du projet avec le schéma directeur d'aménagement et de gestion des eaux (SDAGE).</text:span></text:p>
      <text:p text:style-name="P89"><text:tab/>Les installations soumises à la nomenclature placée en annexe de l'article R. 214-1 du code de l'environnement sont des installations sont les installations dont l'activité impacte la ressource en eau qui ne sont pas par ailleurs des installations classées pour la protection de l'environnement.</text:p>
      <text:p text:style-name="P89"/>
      <text:p text:style-name="P75">2. L'application de règles spécifiques de compensation à des cas particuliers</text:p>
      <text:p text:style-name="P90"><text:tab/>Les mesures compensatoires font partie des mesures qui doivent être prises <text:span text:style-name="T49">a priori </text:span>dans le cadre des projets susceptibles d'affecter significativement un site Natura 2000 dans le cadre de l'évaluation des incidences sur l'état de conservation des sites Natura 2000 prévue à l'article L. <text:span text:style-name="T158">4</text:span>14-4 du Code de l'environnement. <text:span text:style-name="T131">Cette procédure s'applique en plus d'autres procédures d'autorisation.</text:span></text:p>
      <text:p text:style-name="P92"><text:tab/>Les mesures compensatoires figurent également au titre des pièces des projets d'intérêt public majeurs provoquant la destruction d'espèces protégées ou de leur milieu d'accueil au titre des articles L. 411-1 et L. 411-2 du Code de l'environnement. <text:span text:style-name="T132">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s de compensation à mettre en œuvre et leurs conséquences bénéfiques sur les espèces concernées.</text:span></text:p>
      <text:p text:style-name="P93"><text:span text:style-name="T131"><text:tab/>Dans le cadre de l</text:span>'article L. 311-4-2 du Code forestier, <text:span text:style-name="T131">les mesures compensatoires consistent en la subordination d</text:span>es autorisation<text:span text:style-name="T131">s</text:span> de défrichement <text:span text:style-name="T131">à « </text:span><text:span text:style-name="T69">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text:span text:style-name="T26">». La compensation fait donc apparaître la notion de ratio de remplacement.</text:span></text:p>
      <text:p text:style-name="P91"><text:soft-page-break/><text:span text:style-name="T131"><text:tab/>Les mesures compensatoires sont également requises </text:span>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49">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text:span text:style-name="T1">donc après la survenance d'un dommage environnemental.</text:span></text:p>
      <text:p text:style-name="P127">C<office:annotation office:name="__Fieldmark__3893_1966334109"><dc:creator>Auteur inconnu</dc:creator><dc:date>2014-08-20T22:55:15</dc:date><text:list text:style-name=""><text:list-item><text:p>c’est vrai pour ls autorisations, mais n’oubliez pas qu’il xiste des dispositifs prévoyant que lorsqu’une EI est requise par exemple, il n’est pas nécessaire d’élaborer un document d’incidence loi sur l’eau séparé etc….</text:p></text:list-item></text:list></office:annotation>et éclatement des mesures compensatoires dans le cadre de nombreuses procédures administratives, <text:s/>peut entrainer la conduite d'un projet, non pas de manière cohérente, mais de manière segmentaire dans le cadre des différentes procédure<office:annotation-end office:name="__Fieldmark__3893_1966334109"/>s. Une difficulté tient au fait qu<text:span text:style-name="T135">'</text:span>une mesure compensatoire ne doit pas servir à compenser les impacts de plusieurs projets <text:span text:style-name="T135">existant </text:span>pour répondre à des impacts de nature différente (déboisement, évaluation d'incidence au titre de Natura 2000, régime IOTA ou ICPE, etc.). </text:p>
      <text:p text:style-name="P98"><text:tab/>Le processus actuel de simplification et de modernisation du Droit de l'environnement conduit à l'expérimentation d<text:span text:style-name="T135">e deux </text:span>autorisation<text:span text:style-name="T135">s</text:span> environnementale unique<text:span text:style-name="T135">s</text:span><text:note text:id="ftn41" text:note-class="footnote"><text:note-citation>41</text:note-citation><text:note-body><text:p text:style-name="P33">«<text:span text:style-name="T49">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120">In. </text:span><text:span text:style-name="T47">« Compenser les atteintes à la biodiversité : expériences internationales et enseignements pour la France », </text:span><text:span text:style-name="T73">Le point sur</text:span><text:span text:style-name="T47">, <text:s/>n°133 Commissariat général au développement durable</text:span><text:span text:style-name="T73">, </text:span><text:span text:style-name="T47">aout 2012, p. </text:span><text:span text:style-name="T48">2.</text:span></text:p><text:p text:style-name="Footnote"/></text:note-body></text:note>, intégrant plusieurs permis environnementaux, qui devrait améliorer la compensation des impacts des projets. Par ailleurs, la création d'une police unique de l'environnement<text:note text:id="ftn42" text:note-class="footnote"><text:note-citation>42</text:note-citation><text:note-body><text:p text:style-name="P7">créée par l’ordonnance n° 2012-34</text:p></text:note-body></text:note> devrait également permettre d'améliorer le contrôle de la réalité de la mise en œuvre de la compensation. <text:span text:style-name="T122">En effet, la compensation environnementale existe pour différentes procédures d'autorisation. Il convient dès lors de les associer ou de les conjuguer afin de parvenir à une gestion uniforme du milieu naturel impacté.</text:span></text:p>
      <text:p text:style-name="P97"/>
      <text:p text:style-name="P77"><text:tab/><text:span text:style-name="T122">La finalité de la compensation environnementale est de parvenir à l'absence de « perte nette » en biodiversité. L'ensemble des projets doivent théoriquement être neutres au plan de la conservation des espèces et des habitats. Pour réaliser un tel objectif, les mesures compensatoires doivent être en relation directe avec les impacts. <text:s/>Elles doivent être pérennes.</text:span></text:p>
      <text:p text:style-name="P77"><text:tab/><text:span text:style-name="T123">Cet objectif est extrêmement ambitieux. S'il a été atteint, depuis 2009, les projets industriels </text:span><text:soft-page-break/><text:span text:style-name="T123">ainsi que les projets d'infrastructure soumis à autorisation n'ont <text:s/>entraîné aucune perte nette en biodiversité. Un tel résultat apparaît, cependant, peu probable. </text:span></text:p>
      <text:p text:style-name="P79"><text:span text:style-name="T124"><text:tab/>Si les espaces naturels, c'est-à-dire les sols boisés, les landes, les friches, les sols nus naturels et les zones humides, couvrent 21,7 millions d’hectares, soit 40 % du territoire, l’étalement urbain contribue à l’artificialisation d'un département français tous les dix ans</text:span><text:span text:style-name="T124"><text:note text:id="ftn43" text:note-class="footnote"><text:note-citation>43</text:note-citation><text:note-body><text:p text:style-name="P25"><text:span text:style-name="T1">« Utilisation du territoire en France métropolitaine »</text:span>. Agreste Primeur<text:span text:style-name="T1">, numéro 313, Juin 2014, p. 1.</text:span></text:p></text:note-body></text:note></text:span><text:span text:style-name="T124">. Dès lors, un problème quantitatif et qualitatif semble apparaître. </text:span></text:p>
      <text:p text:style-name="P96"><text:tab/><text:span text:style-name="T139">Dans quelle mesure les mesures compensatoires permettent de compenser les impacts résiduels importants néfastes pour la biodiversité, provenant du développement de projets et persistant après la mise en œuvre de mesures de prévention et d’atténuation appropriées ? </text:span><text:span text:style-name="T104">Les études compensatoires permettent-elles réellement la réalisation de projets neutres pour les espèces et les habitats ?</text:span></text:p>
      <text:p text:style-name="P79"><text:tab/><text:span text:style-name="T125">Notre étude portera uniquement sur la compensation avant la mise en service des impacts de projets d'aménagements industriels et d'infrastructures.</text:span></text:p>
      <text:p text:style-name="P79"/>
      <text:p text:style-name="P79"/>
      <text:p text:style-name="P119"><text:tab/></text:p>
      <text:p text:style-name="P128"><text:tab/><text:span text:style-name="T152">ANNONCE DE PLAN</text:span></text:p>
      <text:p text:style-name="P129"/>
      <text:h text:style-name="P146" text:outline-level="3"/>
      <text:h text:style-name="P147" text:outline-level="3">I. <text:span text:style-name="T143">Les moyens au service de la compensation écologique</text:span></text:h>
      <text:p text:style-name="P134"/>
      <text:p text:style-name="P135"><text:tab/>Les mesures compensatoires constituent une obligation au titre des études d'impact environnemental dont l'absence entraîne le refus de la demande <text:span text:style-name="T160">d'autorisation</text:span> par les services préfectoraux. <text:span text:style-name="T159">Mais, si elles sont une obligation formelle, les mesures compensatoires n'en sont pas moins une obligation matérielle. </text:span>Elles consistent, <text:span text:style-name="T1">en la réalisation de diverses actions de restauration de</text:span><text:span text:style-name="T33">s</text:span><text:span text:style-name="T1"> milieux. </text:span></text:p>
      <text:p text:style-name="P136"><text:tab/><text:span text:style-name="T159">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sur l'expertise écologique et économique (A.). </text:span></text:p>
      <text:h text:style-name="P144" text:outline-level="4"/>
      <text:h text:style-name="P144" text:outline-level="4">A. <text:span text:style-name="T150">L'importance de l'expertise écologique et économique</text:span></text:h>
      <text:p text:style-name="P118"/>
      <text:p text:style-name="P137"><text:s/><text:tab/><text:span text:style-name="T161">La terminologie juridique donne de nombreuses définitions à la notion de compensation. Elle est souvent entendue comme une indemnisation monétaire en réparation d'une prestation ou d'un dommage. En droit de la protection de l'environnement, la compensation environnementale est également polymorphe</text:span><text:span text:style-name="T161"><text:note text:id="ftn0" text:note-class="footnote"><text:note-citation>44</text:note-citation><text:note-body><text:p text:style-name="P139">Gabriela C.B. LIMA XXX, p. 171.</text:p></text:note-body></text:note></text:span><text:span text:style-name="T161">. <text:s/>Les mesures compensatoires peuvent s'entendre des mesures autorisant un opérateur à porter atteinte à un écosystème ou une espèce dans la mesure où il permet par d'autres moyens, en d'autres lieux ou dans d'autres conditions le maintien durable ou le rétablissement d'écosystèmes et d'espèces. Les mesures compensatoires sont donc des mesures en nature. Elles ont la particularité de ne pas être des mesures de prévention, ou de réduction du dommage à la source. Cette fonction est remplie par les mesures d'évitement et de réduction. Elle ne sont plus non plus des mesures de réparation car elles sont mises en œuvre avant la réalisation du dommage</text:span><text:span text:style-name="T161"><text:note text:id="ftn44" text:note-class="footnote"><text:note-citation>45</text:note-citation><text:note-body><text:p text:style-name="P140">Marthe Lucas, XXX, . 59</text:p></text:note-body></text:note></text:span><text:span text:style-name="T161">. </text:span></text:p>
      <text:p text:style-name="P137"><text:tab/><text:span text:style-name="T162">La réalisation des mesures compensatoires nécessite le concours d'outils transdisciplinaires. Elles constituent en premier lieu des mesures écologiques reposant sur la compétence technique </text:span></text:p>
      <text:p text:style-name="P138"><text:span text:style-name="T81">1. le préalable écologique : l'évaluation du niveau des impacts résiduels</text:span></text:p>
      <text:p text:style-name="P108">- <text:span text:style-name="T145">difficulté des paramètres à prendre en compte : complexité d'un milieu :</text:span></text:p>
      <text:p text:style-name="P108">- <text:span text:style-name="T145">apport de la trame verte et bleue</text:span></text:p>
      <text:p text:style-name="P100">2. l'apport des outils économétriques</text:p>
      <text:p text:style-name="P99"><text:s/><text:span text:style-name="T142">trois outils de quantification des atteintes à l'environnement :</text:span></text:p>
      <text:p text:style-name="P126">- les dommages et intérêts prévus par la loi ;</text:p>
      <text:p text:style-name="P126">- la valeur des services rendus par les écosystèmes ;</text:p>
      <text:p text:style-name="P124">- valeurs d'échanges éventuelles.</text:p>
      <text:p text:style-name="P103"/>
      <text:h text:style-name="P141" text:outline-level="4"><text:span text:style-name="T146">B</text:span>. L<text:span text:style-name="T145">es outils juridiques au service de la compensation</text:span></text:h>
      <text:p text:style-name="P100"><text:toc-mark-start text:id="IMark122155832" text:outline-level="7"/>1. <text:s/><text:span text:style-name="T150">L'importance préalable de l'</text:span>études d'impact environnemental<text:toc-mark-end text:id="IMark122155832"/></text:p>
      <text:p text:style-name="P107">Art. R. 122-5 II 7° du Code de <text:span text:style-name="T144">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107">→<text:span text:style-name="T143"> Importance <text:s/>de l'identification des impacts dans l'étude d'impact : éléments constitutifs de l'étude d'impact</text:span></text:p>
      <text:p text:style-name="P107">→<text:span text:style-name="T143">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102"><text:span text:style-name="T152">2. </text:span>(+ le cadre des autorisations administratives : inspections, contrôles)</text:p>
      <text:p text:style-name="P101"><text:span text:style-name="T152">3.</text:span> <text:span text:style-name="T145">Les outils de pérennisation de la compensation</text:span></text:p>
      <text:p text:style-name="P125">- la voie amiable, </text:p>
      <text:p text:style-name="P125">- le droit de préemption, </text:p>
      <text:p text:style-name="P122">- l’expropriation pour cause d’utilité publique</text:p>
      <text:p text:style-name="P122"/>
      <text:p text:style-name="P123">- Arrêté Préfectoral de Protection de Biotope (APPB)</text:p>
      <text:p text:style-name="P105"/>
      <text:h text:style-name="P145" text:outline-level="3"><text:span text:style-name="T147">I</text:span>I. <text:span text:style-name="T148">Avantages et limites de la compensation</text:span></text:h>
      <text:list xml:id="list3295579324860229335" text:style-name="L3">
        <text:list-item>
          <text:p text:style-name="P131">Les mesures compensatoires sont évaluées au cas par cas. Chaque dossier est différent, les mesures à réaliser et les ratios de compensation seront donc propres à chaque dossier.</text:p>
        </text:list-item>
      </text:list>
      <text:list xml:id="list2722062943841966283" text:style-name="L4">
        <text:list-item>
          <text:p text:style-name="P132">Tout n'est pas compensable / situation <text:span text:style-name="T144">d'irréversibilité</text:span></text:p>
        </text:list-item>
      </text:list>
      <text:h text:style-name="P142" text:outline-level="4">A. Les avantages de la compensation environnementale</text:h>
      <text:p text:style-name="P113">1. Une meilleure prise en compte de l'environnement par le porteur de projet</text:p>
      <text:p text:style-name="P115"/>
      <text:p text:style-name="P114"><text:span text:style-name="T141">2</text:span>. Possibilité de réaliser des projets neutres, voire positif au plan environnemental</text:p>
      <text:p text:style-name="P116"/>
      <text:p text:style-name="P114"><text:span text:style-name="T141">3</text:span>. <text:span text:style-name="T141">Une opportunité de financement de la conservation environnementale</text:span></text:p>
      <text:h text:style-name="P143" text:outline-level="4"><text:soft-page-break/>B. Les difficultés de compensation environnementale</text:h>
      <text:p text:style-name="P118">Propos liminaires, sur les obstacles résultant du cadre plus large de l'étude d'impact</text:p>
      <text:p text:style-name="P117">→<text:span text:style-name="T148"> </text:span></text:p>
      <text:p text:style-name="P112"><text:span text:style-name="T149">1</text:span>. <text:span text:style-name="T148">La difficulté méthodologique</text:span></text:p>
      <text:p text:style-name="P110"><text:span text:style-name="T149">a</text:span>. Les problèmes éthiques de la compensation</text:p>
      <text:p text:style-name="P109">La compensation : un droit de détruire ?</text:p>
      <text:p text:style-name="P109"><text:span text:style-name="T71">b</text:span><text:span text:style-name="T49">. les difficultés techniques et scientifiques de détermination des mesures compensatoires</text:span></text:p>
      <text:p text:style-name="P106">→ difficulté de prise en compte de la biodiversité ordinaire ;</text:p>
      <text:p text:style-name="P104">- <text:span text:style-name="T143">qu'est ce qu'on compense ? Tout n'est pas compensable / espèces protégées / nature / ordinaire / services écologiques /etc</text:span></text:p>
      <text:p text:style-name="P111"/>
      <text:p text:style-name="P111"><text:span text:style-name="T137">2</text:span><text:span text:style-name="T136">. </text:span><text:span text:style-name="T138">Effectivité des mesures compensatoires</text:span></text:p>
      <text:p text:style-name="P104">- <text:span text:style-name="T143">Où compenser ? In situ / ailleurs / problèmes avec les agriculteurs, etc.</text:span></text:p>
      <text:p text:style-name="P104">- <text:span text:style-name="T141">Difficulté de respect des spécificités écologiques des sites impactés</text:span></text:p>
      <text:p text:style-name="P104">- <text:span text:style-name="T143">Difficulté d'appliquer l'obligation légale de compensation dans le cadre de la hiérarchie « éviter, réduire, compenser ».</text:span></text:p>
      <text:p text:style-name="P104">- <text:span text:style-name="T140">La difficulté de pérennisation des mesures compensato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23T15:22:45.909561651</dc:date>
    <meta:editing-duration>P5DT16H53M27S</meta:editing-duration>
    <meta:editing-cycles>32</meta:editing-cycles>
    <meta:document-statistic meta:table-count="0" meta:image-count="0" meta:object-count="0" meta:page-count="17" meta:paragraph-count="164" meta:word-count="6574" meta:character-count="44014" meta:non-whitespace-character-count="37492"/>
  </office:meta>
</office:document-meta>
</file>